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/>
    <style:font-face style:name="Arial" svg:font-family="Arial"/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115b20"/>
    </style:style>
    <style:style style:name="P2" style:family="paragraph" style:parent-style-name="Standard">
      <style:text-properties fo:language="ru" fo:country="RU" fo:font-weight="bold" officeooo:paragraph-rsid="00115b20" style:font-weight-asian="bold" style:font-weight-complex="bold"/>
    </style:style>
    <style:style style:name="P3" style:family="paragraph" style:parent-style-name="Standard">
      <style:text-properties fo:language="ru" fo:country="RU" fo:font-weight="bold" officeooo:paragraph-rsid="001524f5" style:font-weight-asian="bold" style:font-weight-complex="bold"/>
    </style:style>
    <style:style style:name="P4" style:family="paragraph" style:parent-style-name="Standard">
      <style:text-properties fo:language="ru" fo:country="RU" fo:font-weight="bold" officeooo:paragraph-rsid="003e762c" style:font-weight-asian="bold" style:font-weight-complex="bold"/>
    </style:style>
    <style:style style:name="P5" style:family="paragraph" style:parent-style-name="Standard">
      <style:text-properties fo:language="ru" fo:country="RU" fo:font-weight="bold" officeooo:paragraph-rsid="0046937d" style:font-weight-asian="bold" style:font-weight-complex="bold"/>
    </style:style>
    <style:style style:name="P6" style:family="paragraph" style:parent-style-name="Standard">
      <style:text-properties fo:language="ru" fo:country="RU" fo:font-weight="bold" officeooo:paragraph-rsid="0051b1c5" style:font-weight-asian="bold" style:font-weight-complex="bold"/>
    </style:style>
    <style:style style:name="P7" style:family="paragraph" style:parent-style-name="Standard">
      <style:text-properties fo:language="ru" fo:country="RU" fo:font-weight="bold" officeooo:paragraph-rsid="0052a1b8" style:font-weight-asian="bold" style:font-weight-complex="bold"/>
    </style:style>
    <style:style style:name="P8" style:family="paragraph" style:parent-style-name="Standard">
      <style:text-properties fo:language="ru" fo:country="RU" fo:font-weight="bold" officeooo:paragraph-rsid="0053a072" style:font-weight-asian="bold" style:font-weight-complex="bold"/>
    </style:style>
    <style:style style:name="P9" style:family="paragraph" style:parent-style-name="Standard">
      <style:text-properties fo:language="ru" fo:country="RU" fo:font-weight="bold" officeooo:paragraph-rsid="0056a7e7" style:font-weight-asian="bold" style:font-weight-complex="bold"/>
    </style:style>
    <style:style style:name="P10" style:family="paragraph" style:parent-style-name="Standard">
      <style:text-properties fo:language="ru" fo:country="RU" officeooo:paragraph-rsid="00132a5d"/>
    </style:style>
    <style:style style:name="P11" style:family="paragraph" style:parent-style-name="Standard">
      <style:text-properties fo:language="ru" fo:country="RU" fo:font-weight="normal" officeooo:paragraph-rsid="00115b20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paragraph-rsid="00132a5d" style:font-weight-asian="normal" style:font-weight-complex="normal"/>
    </style:style>
    <style:style style:name="P13" style:family="paragraph" style:parent-style-name="Standard">
      <style:text-properties fo:language="ru" fo:country="RU" fo:font-weight="normal" officeooo:paragraph-rsid="003544b1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paragraph-rsid="003bdecc" style:font-weight-asian="normal" style:font-weight-complex="normal"/>
    </style:style>
    <style:style style:name="P15" style:family="paragraph" style:parent-style-name="Standard">
      <style:text-properties fo:language="ru" fo:country="RU" fo:font-weight="normal" officeooo:paragraph-rsid="003bea66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paragraph-rsid="0045234f" style:font-weight-asian="normal" style:font-weight-complex="normal"/>
    </style:style>
    <style:style style:name="P17" style:family="paragraph" style:parent-style-name="Standard">
      <style:text-properties fo:language="ru" fo:country="RU" fo:font-weight="normal" officeooo:paragraph-rsid="004b8271" style:font-weight-asian="normal" style:font-weight-complex="normal"/>
    </style:style>
    <style:style style:name="P18" style:family="paragraph" style:parent-style-name="Standard">
      <style:text-properties fo:language="ru" fo:country="RU" fo:font-weight="normal" officeooo:paragraph-rsid="004cc97e" style:font-weight-asian="normal" style:font-weight-complex="normal"/>
    </style:style>
    <style:style style:name="P19" style:family="paragraph" style:parent-style-name="Standard">
      <style:text-properties fo:language="ru" fo:country="RU" fo:font-weight="normal" officeooo:paragraph-rsid="004dd22e" style:font-weight-asian="normal" style:font-weight-complex="normal"/>
    </style:style>
    <style:style style:name="P20" style:family="paragraph" style:parent-style-name="Standard">
      <style:text-properties fo:language="ru" fo:country="RU" fo:font-weight="normal" officeooo:paragraph-rsid="004df5f3" style:font-weight-asian="normal" style:font-weight-complex="normal"/>
    </style:style>
    <style:style style:name="P21" style:family="paragraph" style:parent-style-name="Standard">
      <style:text-properties fo:language="ru" fo:country="RU" fo:font-weight="normal" officeooo:paragraph-rsid="004f1cfe" style:font-weight-asian="normal" style:font-weight-complex="normal"/>
    </style:style>
    <style:style style:name="P22" style:family="paragraph" style:parent-style-name="Standard">
      <style:text-properties fo:language="ru" fo:country="RU" fo:font-weight="normal" officeooo:paragraph-rsid="005040a2" style:font-weight-asian="normal" style:font-weight-complex="normal"/>
    </style:style>
    <style:style style:name="P23" style:family="paragraph" style:parent-style-name="Standard">
      <style:text-properties fo:language="ru" fo:country="RU" fo:font-weight="normal" officeooo:paragraph-rsid="0056a7e7" style:font-weight-asian="normal" style:font-weight-complex="normal"/>
    </style:style>
    <style:style style:name="P24" style:family="paragraph" style:parent-style-name="Standard">
      <style:text-properties fo:language="ru" fo:country="RU" fo:font-weight="normal" officeooo:paragraph-rsid="005a84f3" style:font-weight-asian="normal" style:font-weight-complex="normal"/>
    </style:style>
    <style:style style:name="P25" style:family="paragraph" style:parent-style-name="Standard">
      <style:text-properties fo:language="ru" fo:country="RU" officeooo:paragraph-rsid="0017d09c"/>
    </style:style>
    <style:style style:name="P26" style:family="paragraph" style:parent-style-name="Standard">
      <style:text-properties fo:language="ru" fo:country="RU" officeooo:paragraph-rsid="001f455a"/>
    </style:style>
    <style:style style:name="P27" style:family="paragraph" style:parent-style-name="Standard">
      <style:text-properties fo:language="ru" fo:country="RU" officeooo:paragraph-rsid="00275e41"/>
    </style:style>
    <style:style style:name="P28" style:family="paragraph" style:parent-style-name="Standard">
      <style:text-properties fo:language="ru" fo:country="RU" officeooo:paragraph-rsid="0032002e"/>
    </style:style>
    <style:style style:name="P29" style:family="paragraph" style:parent-style-name="Standard">
      <style:text-properties fo:language="ru" fo:country="RU" officeooo:paragraph-rsid="003544b1"/>
    </style:style>
    <style:style style:name="P30" style:family="paragraph" style:parent-style-name="Standard">
      <style:text-properties fo:language="ru" fo:country="RU" officeooo:paragraph-rsid="003706d0"/>
    </style:style>
    <style:style style:name="P31" style:family="paragraph" style:parent-style-name="Standard">
      <style:text-properties fo:language="ru" fo:country="RU" officeooo:paragraph-rsid="003748c1"/>
    </style:style>
    <style:style style:name="P32" style:family="paragraph" style:parent-style-name="Standard">
      <style:text-properties fo:language="ru" fo:country="RU" officeooo:paragraph-rsid="0039e95e"/>
    </style:style>
    <style:style style:name="P33" style:family="paragraph" style:parent-style-name="Standard">
      <style:text-properties fo:language="ru" fo:country="RU" officeooo:paragraph-rsid="003bdecc"/>
    </style:style>
    <style:style style:name="P34" style:family="paragraph" style:parent-style-name="Standard">
      <style:text-properties fo:language="ru" fo:country="RU" officeooo:paragraph-rsid="003e762c"/>
    </style:style>
    <style:style style:name="P35" style:family="paragraph" style:parent-style-name="Standard">
      <style:text-properties fo:language="ru" fo:country="RU" officeooo:paragraph-rsid="0045710f"/>
    </style:style>
    <style:style style:name="P36" style:family="paragraph" style:parent-style-name="Standard">
      <style:text-properties fo:language="ru" fo:country="RU" officeooo:paragraph-rsid="0045ed4c"/>
    </style:style>
    <style:style style:name="P37" style:family="paragraph" style:parent-style-name="Standard">
      <style:text-properties fo:language="ru" fo:country="RU" officeooo:paragraph-rsid="0046937d"/>
    </style:style>
    <style:style style:name="P38" style:family="paragraph" style:parent-style-name="Standard">
      <style:text-properties fo:language="ru" fo:country="RU" officeooo:paragraph-rsid="0049503c"/>
    </style:style>
    <style:style style:name="P39" style:family="paragraph" style:parent-style-name="Standard">
      <style:text-properties fo:language="ru" fo:country="RU" officeooo:paragraph-rsid="004b8271"/>
    </style:style>
    <style:style style:name="P40" style:family="paragraph" style:parent-style-name="Standard">
      <style:text-properties fo:language="ru" fo:country="RU" officeooo:paragraph-rsid="004cc97e"/>
    </style:style>
    <style:style style:name="P41" style:family="paragraph" style:parent-style-name="Standard">
      <style:text-properties fo:language="ru" fo:country="RU" officeooo:paragraph-rsid="004daa77"/>
    </style:style>
    <style:style style:name="P42" style:family="paragraph" style:parent-style-name="Standard">
      <style:text-properties fo:language="ru" fo:country="RU" officeooo:paragraph-rsid="005040a2"/>
    </style:style>
    <style:style style:name="P43" style:family="paragraph" style:parent-style-name="Standard">
      <style:text-properties fo:language="ru" fo:country="RU" officeooo:paragraph-rsid="0056a7e7"/>
    </style:style>
    <style:style style:name="P44" style:family="paragraph" style:parent-style-name="Standard">
      <style:text-properties fo:language="ru" fo:country="RU" officeooo:paragraph-rsid="005766d0"/>
    </style:style>
    <style:style style:name="P45" style:family="paragraph" style:parent-style-name="Standard">
      <style:text-properties fo:language="ru" fo:country="RU" officeooo:paragraph-rsid="005a84f3"/>
    </style:style>
    <style:style style:name="P46" style:family="paragraph" style:parent-style-name="Standard">
      <style:text-properties fo:language="ru" fo:country="RU" officeooo:paragraph-rsid="00606b4c"/>
    </style:style>
    <style:style style:name="P47" style:family="paragraph" style:parent-style-name="Standard">
      <style:text-properties fo:language="ru" fo:country="RU" officeooo:paragraph-rsid="0060f65f"/>
    </style:style>
    <style:style style:name="P48" style:family="paragraph" style:parent-style-name="Standard">
      <style:text-properties fo:language="ru" fo:country="RU" officeooo:paragraph-rsid="0062c473"/>
    </style:style>
    <style:style style:name="P49" style:family="paragraph" style:parent-style-name="Standard">
      <style:text-properties fo:language="ru" fo:country="RU" officeooo:paragraph-rsid="006561b6"/>
    </style:style>
    <style:style style:name="P50" style:family="paragraph" style:parent-style-name="Standard">
      <style:text-properties fo:language="ru" fo:country="RU" officeooo:paragraph-rsid="00658dc2"/>
    </style:style>
    <style:style style:name="P51" style:family="paragraph" style:parent-style-name="Standard">
      <style:text-properties style:use-window-font-color="true" fo:language="ru" fo:country="RU" fo:font-weight="bold" officeooo:paragraph-rsid="00115b20" style:font-weight-asian="bold" style:font-weight-complex="bold"/>
    </style:style>
    <style:style style:name="P52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132a5d" style:font-weight-asian="bold" style:font-weight-complex="bold"/>
    </style:style>
    <style:style style:name="P53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1524f5" style:font-weight-asian="bold" style:font-weight-complex="bold"/>
    </style:style>
    <style:style style:name="P54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115b20" style:font-weight-asian="bold" style:font-weight-complex="bold"/>
    </style:style>
    <style:style style:name="P55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officeooo:paragraph-rsid="00132a5d" style:font-weight-asian="bold" style:font-weight-complex="bold"/>
    </style:style>
    <style:style style:name="P56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32a5d"/>
    </style:style>
    <style:style style:name="P57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7d09c"/>
    </style:style>
    <style:style style:name="P58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d4383"/>
    </style:style>
    <style:style style:name="P59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dd815"/>
    </style:style>
    <style:style style:name="P60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2b0e67"/>
    </style:style>
    <style:style style:name="P61" style:family="paragraph" style:parent-style-name="Standard">
      <style:paragraph-properties fo:margin-left="-0.45cm" fo:margin-right="0cm" fo:text-indent="0cm" style:auto-text-indent="false"/>
      <style:text-properties fo:language="ru" fo:country="RU" officeooo:paragraph-rsid="0017d09c"/>
    </style:style>
    <style:style style:name="P62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officeooo:paragraph-rsid="00115b20" style:font-weight-asian="bold" style:font-weight-complex="bold"/>
    </style:style>
    <style:style style:name="P63" style:family="paragraph" style:parent-style-name="Standard">
      <style:paragraph-properties fo:margin-left="-0.053cm" fo:margin-right="0cm" fo:text-indent="0cm" style:auto-text-indent="false"/>
      <style:text-properties fo:language="ru" fo:country="RU" officeooo:paragraph-rsid="0017d09c"/>
    </style:style>
    <style:style style:name="T1" style:family="text">
      <style:text-properties officeooo:rsid="00115b20"/>
    </style:style>
    <style:style style:name="T2" style:family="text">
      <style:text-properties officeooo:rsid="00132a5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2a5d" style:font-weight-asian="bold" style:font-weight-complex="bold"/>
    </style:style>
    <style:style style:name="T6" style:family="text">
      <style:text-properties fo:font-weight="bold" officeooo:rsid="00167593" style:font-weight-asian="bold" style:font-weight-complex="bold"/>
    </style:style>
    <style:style style:name="T7" style:family="text">
      <style:text-properties fo:font-weight="bold" officeooo:rsid="0017d09c" style:font-weight-asian="bold" style:font-weight-complex="bold"/>
    </style:style>
    <style:style style:name="T8" style:family="text">
      <style:text-properties fo:font-weight="bold" officeooo:rsid="00193b9a" style:font-weight-asian="bold" style:font-weight-complex="bold"/>
    </style:style>
    <style:style style:name="T9" style:family="text">
      <style:text-properties fo:font-weight="bold" officeooo:rsid="001ba665" style:font-weight-asian="bold" style:font-weight-complex="bold"/>
    </style:style>
    <style:style style:name="T10" style:family="text">
      <style:text-properties fo:font-weight="bold" officeooo:rsid="001dd815" style:font-weight-asian="bold" style:font-weight-complex="bold"/>
    </style:style>
    <style:style style:name="T11" style:family="text">
      <style:text-properties fo:font-weight="bold" officeooo:rsid="0019fdd8" style:font-weight-asian="bold" style:font-weight-complex="bold"/>
    </style:style>
    <style:style style:name="T12" style:family="text">
      <style:text-properties fo:font-weight="bold" officeooo:rsid="0027854e" style:font-weight-asian="bold" style:font-weight-complex="bold"/>
    </style:style>
    <style:style style:name="T13" style:family="text">
      <style:text-properties fo:font-weight="bold" officeooo:rsid="0029dd4f" style:font-weight-asian="bold" style:font-weight-complex="bold"/>
    </style:style>
    <style:style style:name="T14" style:family="text">
      <style:text-properties fo:font-weight="bold" officeooo:rsid="002626a9" style:font-weight-asian="bold" style:font-weight-complex="bold"/>
    </style:style>
    <style:style style:name="T15" style:family="text">
      <style:text-properties fo:font-weight="bold" officeooo:rsid="0032002e" style:font-weight-asian="bold" style:font-weight-complex="bold"/>
    </style:style>
    <style:style style:name="T16" style:family="text">
      <style:text-properties fo:font-weight="bold" officeooo:rsid="003544b1" style:font-weight-asian="bold" style:font-weight-complex="bold"/>
    </style:style>
    <style:style style:name="T17" style:family="text">
      <style:text-properties fo:font-weight="bold" officeooo:rsid="00275e41" style:font-weight-asian="bold" style:font-weight-complex="bold"/>
    </style:style>
    <style:style style:name="T18" style:family="text">
      <style:text-properties fo:font-weight="bold" officeooo:rsid="003706d0" style:font-weight-asian="bold" style:font-weight-complex="bold"/>
    </style:style>
    <style:style style:name="T19" style:family="text">
      <style:text-properties fo:font-weight="bold" officeooo:rsid="003748c1" style:font-weight-asian="bold" style:font-weight-complex="bold"/>
    </style:style>
    <style:style style:name="T20" style:family="text">
      <style:text-properties fo:font-weight="bold" officeooo:rsid="0039e95e" style:font-weight-asian="bold" style:font-weight-complex="bold"/>
    </style:style>
    <style:style style:name="T21" style:family="text">
      <style:text-properties fo:font-weight="bold" officeooo:rsid="003ba30e" style:font-weight-asian="bold" style:font-weight-complex="bold"/>
    </style:style>
    <style:style style:name="T22" style:family="text">
      <style:text-properties fo:font-weight="bold" officeooo:rsid="003bdecc" style:font-weight-asian="bold" style:font-weight-complex="bold"/>
    </style:style>
    <style:style style:name="T23" style:family="text">
      <style:text-properties fo:font-weight="bold" officeooo:rsid="0043bff8" style:font-weight-asian="bold" style:font-weight-complex="bold"/>
    </style:style>
    <style:style style:name="T24" style:family="text">
      <style:text-properties fo:font-weight="bold" officeooo:rsid="0049503c" style:font-weight-asian="bold" style:font-weight-complex="bold"/>
    </style:style>
    <style:style style:name="T25" style:family="text">
      <style:text-properties fo:font-weight="bold" officeooo:rsid="004b8271" style:font-weight-asian="bold" style:font-weight-complex="bold"/>
    </style:style>
    <style:style style:name="T26" style:family="text">
      <style:text-properties fo:font-weight="bold" officeooo:rsid="004cc97e" style:font-weight-asian="bold" style:font-weight-complex="bold"/>
    </style:style>
    <style:style style:name="T27" style:family="text">
      <style:text-properties fo:font-weight="bold" officeooo:rsid="004dd22e" style:font-weight-asian="bold" style:font-weight-complex="bold"/>
    </style:style>
    <style:style style:name="T28" style:family="text">
      <style:text-properties fo:font-weight="bold" officeooo:rsid="004f1cfe" style:font-weight-asian="bold" style:font-weight-complex="bold"/>
    </style:style>
    <style:style style:name="T29" style:family="text">
      <style:text-properties fo:font-weight="bold" officeooo:rsid="005040a2" style:font-weight-asian="bold" style:font-weight-complex="bold"/>
    </style:style>
    <style:style style:name="T30" style:family="text">
      <style:text-properties fo:font-weight="bold" officeooo:rsid="004df5f3" style:font-weight-asian="bold" style:font-weight-complex="bold"/>
    </style:style>
    <style:style style:name="T31" style:family="text">
      <style:text-properties fo:font-weight="bold" officeooo:rsid="0045ed4c" style:font-weight-asian="bold" style:font-weight-complex="bold"/>
    </style:style>
    <style:style style:name="T32" style:family="text">
      <style:text-properties fo:font-weight="bold" officeooo:rsid="0045710f" style:font-weight-asian="bold" style:font-weight-complex="bold"/>
    </style:style>
    <style:style style:name="T33" style:family="text">
      <style:text-properties fo:font-weight="bold" officeooo:rsid="0056a7e7" style:font-weight-asian="bold" style:font-weight-complex="bold"/>
    </style:style>
    <style:style style:name="T34" style:family="text">
      <style:text-properties fo:font-weight="bold" officeooo:rsid="003e762c" style:font-weight-asian="bold" style:font-weight-complex="bold"/>
    </style:style>
    <style:style style:name="T35" style:family="text">
      <style:text-properties fo:font-weight="bold" officeooo:rsid="005a84f3" style:font-weight-asian="bold" style:font-weight-complex="bold"/>
    </style:style>
    <style:style style:name="T36" style:family="text">
      <style:text-properties fo:font-weight="bold" officeooo:rsid="00606b4c" style:font-weight-asian="bold" style:font-weight-complex="bold"/>
    </style:style>
    <style:style style:name="T37" style:family="text">
      <style:text-properties fo:font-weight="bold" officeooo:rsid="0060f65f" style:font-weight-asian="bold" style:font-weight-complex="bold"/>
    </style:style>
    <style:style style:name="T38" style:family="text">
      <style:text-properties fo:font-weight="bold" officeooo:rsid="00115b20" style:font-weight-asian="bold" style:font-weight-complex="bold"/>
    </style:style>
    <style:style style:name="T39" style:family="text">
      <style:text-properties fo:font-weight="bold" officeooo:rsid="0062c473" style:font-weight-asian="bold" style:font-weight-complex="bold"/>
    </style:style>
    <style:style style:name="T40" style:family="text">
      <style:text-properties fo:font-weight="bold" officeooo:rsid="00647104" style:font-weight-asian="bold" style:font-weight-complex="bold"/>
    </style:style>
    <style:style style:name="T41" style:family="text">
      <style:text-properties fo:font-weight="bold" officeooo:rsid="006561b6" style:font-weight-asian="bold" style:font-weight-complex="bold"/>
    </style:style>
    <style:style style:name="T42" style:family="text">
      <style:text-properties fo:font-weight="bold" officeooo:rsid="00658dc2" style:font-weight-asian="bold" style:font-weight-complex="bold"/>
    </style:style>
    <style:style style:name="T43" style:family="text">
      <style:text-properties fo:font-weight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15b20" style:font-weight-asian="normal" style:font-weight-complex="normal"/>
    </style:style>
    <style:style style:name="T46" style:family="text">
      <style:text-properties fo:font-weight="normal" officeooo:rsid="00132a5d" style:font-weight-asian="normal" style:font-weight-complex="normal"/>
    </style:style>
    <style:style style:name="T47" style:family="text">
      <style:text-properties fo:font-weight="normal" officeooo:rsid="001524f5" style:font-weight-asian="normal" style:font-weight-complex="normal"/>
    </style:style>
    <style:style style:name="T48" style:family="text">
      <style:text-properties fo:font-weight="normal" officeooo:rsid="00167593" style:font-weight-asian="normal" style:font-weight-complex="normal"/>
    </style:style>
    <style:style style:name="T49" style:family="text">
      <style:text-properties fo:font-weight="normal" officeooo:rsid="0017d09c" style:font-weight-asian="normal" style:font-weight-complex="normal"/>
    </style:style>
    <style:style style:name="T50" style:family="text">
      <style:text-properties fo:font-weight="normal" officeooo:rsid="00193b9a" style:font-weight-asian="normal" style:font-weight-complex="normal"/>
    </style:style>
    <style:style style:name="T51" style:family="text">
      <style:text-properties fo:font-weight="normal" officeooo:rsid="0019fdd8" style:font-weight-asian="normal" style:font-weight-complex="normal"/>
    </style:style>
    <style:style style:name="T52" style:family="text">
      <style:text-properties fo:font-weight="normal" officeooo:rsid="001ba665" style:font-weight-asian="normal" style:font-weight-complex="normal"/>
    </style:style>
    <style:style style:name="T53" style:family="text">
      <style:text-properties fo:font-weight="normal" officeooo:rsid="001d4383" style:font-weight-asian="normal" style:font-weight-complex="normal"/>
    </style:style>
    <style:style style:name="T54" style:family="text">
      <style:text-properties fo:font-weight="normal" officeooo:rsid="001dd815" style:font-weight-asian="normal" style:font-weight-complex="normal"/>
    </style:style>
    <style:style style:name="T55" style:family="text">
      <style:text-properties fo:font-weight="normal" officeooo:rsid="002b0e67" style:font-weight-asian="normal" style:font-weight-complex="normal"/>
    </style:style>
    <style:style style:name="T56" style:family="text">
      <style:text-properties fo:font-weight="normal" officeooo:rsid="003544b1" style:font-weight-asian="normal" style:font-weight-complex="normal"/>
    </style:style>
    <style:style style:name="T57" style:family="text">
      <style:text-properties fo:font-weight="normal" officeooo:rsid="00275e41" style:font-weight-asian="normal" style:font-weight-complex="normal"/>
    </style:style>
    <style:style style:name="T58" style:family="text">
      <style:text-properties fo:font-weight="normal" officeooo:rsid="003706d0" style:font-weight-asian="normal" style:font-weight-complex="normal"/>
    </style:style>
    <style:style style:name="T59" style:family="text">
      <style:text-properties fo:font-weight="normal" officeooo:rsid="003748c1" style:font-weight-asian="normal" style:font-weight-complex="normal"/>
    </style:style>
    <style:style style:name="T60" style:family="text">
      <style:text-properties fo:font-weight="normal" officeooo:rsid="0037bb52" style:font-weight-asian="normal" style:font-weight-complex="normal"/>
    </style:style>
    <style:style style:name="T61" style:family="text">
      <style:text-properties fo:font-weight="normal" officeooo:rsid="0039e95e" style:font-weight-asian="normal" style:font-weight-complex="normal"/>
    </style:style>
    <style:style style:name="T62" style:family="text">
      <style:text-properties fo:font-weight="normal" officeooo:rsid="002626a9" style:font-weight-asian="normal" style:font-weight-complex="normal"/>
    </style:style>
    <style:style style:name="T63" style:family="text">
      <style:text-properties fo:font-weight="normal" officeooo:rsid="003bdecc" style:font-weight-asian="normal" style:font-weight-complex="normal"/>
    </style:style>
    <style:style style:name="T64" style:family="text">
      <style:text-properties fo:font-weight="normal" officeooo:rsid="0049503c" style:font-weight-asian="normal" style:font-weight-complex="normal"/>
    </style:style>
    <style:style style:name="T65" style:family="text">
      <style:text-properties fo:font-weight="normal" officeooo:rsid="004b8271" style:font-weight-asian="normal" style:font-weight-complex="normal"/>
    </style:style>
    <style:style style:name="T66" style:family="text">
      <style:text-properties fo:font-weight="normal" officeooo:rsid="004cc97e" style:font-weight-asian="normal" style:font-weight-complex="normal"/>
    </style:style>
    <style:style style:name="T67" style:family="text">
      <style:text-properties fo:font-weight="normal" officeooo:rsid="0051b1c5" style:font-weight-asian="normal" style:font-weight-complex="normal"/>
    </style:style>
    <style:style style:name="T68" style:family="text">
      <style:text-properties fo:font-weight="normal" officeooo:rsid="0052a1b8" style:font-weight-asian="normal" style:font-weight-complex="normal"/>
    </style:style>
    <style:style style:name="T69" style:family="text">
      <style:text-properties fo:font-weight="normal" officeooo:rsid="00543297" style:font-weight-asian="normal" style:font-weight-complex="normal"/>
    </style:style>
    <style:style style:name="T70" style:family="text">
      <style:text-properties fo:font-weight="normal" officeooo:rsid="0056a7e7" style:font-weight-asian="normal" style:font-weight-complex="normal"/>
    </style:style>
    <style:style style:name="T71" style:family="text">
      <style:text-properties fo:font-weight="normal" officeooo:rsid="0058813f" style:font-weight-asian="normal" style:font-weight-complex="normal"/>
    </style:style>
    <style:style style:name="T72" style:family="text">
      <style:text-properties fo:font-weight="normal" officeooo:rsid="005a84f3" style:font-weight-asian="normal" style:font-weight-complex="normal"/>
    </style:style>
    <style:style style:name="T73" style:family="text">
      <style:text-properties fo:font-weight="normal" officeooo:rsid="005c7c5e" style:font-weight-asian="normal" style:font-weight-complex="normal"/>
    </style:style>
    <style:style style:name="T74" style:family="text">
      <style:text-properties fo:font-weight="normal" officeooo:rsid="00606b4c" style:font-weight-asian="normal" style:font-weight-complex="normal"/>
    </style:style>
    <style:style style:name="T75" style:family="text">
      <style:text-properties fo:font-weight="normal" officeooo:rsid="00647104" style:font-weight-asian="normal" style:font-weight-complex="normal"/>
    </style:style>
    <style:style style:name="T76" style:family="text">
      <style:text-properties fo:font-weight="normal" officeooo:rsid="006561b6" style:font-weight-asian="normal" style:font-weight-complex="normal"/>
    </style:style>
    <style:style style:name="T77" style:family="text">
      <style:text-properties fo:font-weight="normal" officeooo:rsid="0017d09c" style:font-weight-asian="bold" style:font-weight-complex="normal"/>
    </style:style>
    <style:style style:name="T78" style:family="text">
      <style:text-properties style:font-weight-asian="bold"/>
    </style:style>
    <style:style style:name="T79" style:family="text">
      <style:text-properties style:font-weight-complex="bold"/>
    </style:style>
    <style:style style:name="T80" style:family="text">
      <style:text-properties officeooo:rsid="001524f5"/>
    </style:style>
    <style:style style:name="T81" style:family="text">
      <style:text-properties officeooo:rsid="00167593"/>
    </style:style>
    <style:style style:name="T82" style:family="text">
      <style:text-properties officeooo:rsid="0017d09c"/>
    </style:style>
    <style:style style:name="T83" style:family="text">
      <style:text-properties officeooo:rsid="00193b9a"/>
    </style:style>
    <style:style style:name="T84" style:family="text">
      <style:text-properties fo:language="en" fo:country="US" fo:font-weight="bold" officeooo:rsid="00193b9a" style:font-weight-asian="bold" style:font-weight-complex="bold"/>
    </style:style>
    <style:style style:name="T85" style:family="text">
      <style:text-properties fo:language="en" fo:country="US" fo:font-weight="bold" officeooo:rsid="003bdecc" style:font-weight-asian="bold" style:font-weight-complex="bold"/>
    </style:style>
    <style:style style:name="T86" style:family="text">
      <style:text-properties fo:language="en" fo:country="US" fo:font-weight="bold" officeooo:rsid="0049503c" style:font-weight-asian="bold" style:font-weight-complex="bold"/>
    </style:style>
    <style:style style:name="T87" style:family="text">
      <style:text-properties fo:language="en" fo:country="US" fo:font-weight="bold" officeooo:rsid="004dd22e" style:font-weight-asian="bold" style:font-weight-complex="bold"/>
    </style:style>
    <style:style style:name="T88" style:family="text">
      <style:text-properties fo:language="en" fo:country="US" officeooo:rsid="002626a9"/>
    </style:style>
    <style:style style:name="T89" style:family="text">
      <style:text-properties fo:language="en" fo:country="US" officeooo:rsid="00266c4e"/>
    </style:style>
    <style:style style:name="T90" style:family="text">
      <style:text-properties fo:language="en" fo:country="US" officeooo:rsid="0045710f"/>
    </style:style>
    <style:style style:name="T91" style:family="text">
      <style:text-properties fo:language="en" fo:country="US" officeooo:rsid="00486a57"/>
    </style:style>
    <style:style style:name="T92" style:family="text">
      <style:text-properties fo:language="en" fo:country="US" officeooo:rsid="0049503c"/>
    </style:style>
    <style:style style:name="T93" style:family="text">
      <style:text-properties fo:language="en" fo:country="US" officeooo:rsid="004dd22e"/>
    </style:style>
    <style:style style:name="T94" style:family="text">
      <style:text-properties officeooo:rsid="0019fdd8"/>
    </style:style>
    <style:style style:name="T95" style:family="text">
      <style:text-properties officeooo:rsid="001bf76c"/>
    </style:style>
    <style:style style:name="T96" style:family="text">
      <style:text-properties officeooo:rsid="001cdd81"/>
    </style:style>
    <style:style style:name="T97" style:family="text">
      <style:text-properties officeooo:rsid="001f455a"/>
    </style:style>
    <style:style style:name="T98" style:family="text">
      <style:text-properties officeooo:rsid="00221c44"/>
    </style:style>
    <style:style style:name="T99" style:family="text">
      <style:text-properties officeooo:rsid="002337dc"/>
    </style:style>
    <style:style style:name="T100" style:family="text">
      <style:text-properties officeooo:rsid="0024bc38"/>
    </style:style>
    <style:style style:name="T101" style:family="text">
      <style:text-properties officeooo:rsid="002626a9"/>
    </style:style>
    <style:style style:name="T102" style:family="text">
      <style:text-properties officeooo:rsid="00266c4e"/>
    </style:style>
    <style:style style:name="T103" style:family="text">
      <style:text-properties officeooo:rsid="00275e41"/>
    </style:style>
    <style:style style:name="T104" style:family="text">
      <style:text-properties officeooo:rsid="0027854e"/>
    </style:style>
    <style:style style:name="T105" style:family="text">
      <style:text-properties officeooo:rsid="00285bae"/>
    </style:style>
    <style:style style:name="T106" style:family="text">
      <style:text-properties officeooo:rsid="0029dd4f"/>
    </style:style>
    <style:style style:name="T107" style:family="text">
      <style:text-properties officeooo:rsid="002a544d"/>
    </style:style>
    <style:style style:name="T108" style:family="text">
      <style:text-properties officeooo:rsid="002a6411"/>
    </style:style>
    <style:style style:name="T109" style:family="text">
      <style:text-properties officeooo:rsid="002aba65"/>
    </style:style>
    <style:style style:name="T110" style:family="text">
      <style:text-properties officeooo:rsid="0032002e"/>
    </style:style>
    <style:style style:name="T111" style:family="text">
      <style:text-properties officeooo:rsid="00334fc6"/>
    </style:style>
    <style:style style:name="T112" style:family="text">
      <style:text-properties officeooo:rsid="0033ee56"/>
    </style:style>
    <style:style style:name="T113" style:family="text">
      <style:text-properties officeooo:rsid="003417c4"/>
    </style:style>
    <style:style style:name="T114" style:family="text">
      <style:text-properties officeooo:rsid="003544b1"/>
    </style:style>
    <style:style style:name="T115" style:family="text">
      <style:text-properties officeooo:rsid="003706d0"/>
    </style:style>
    <style:style style:name="T116" style:family="text">
      <style:text-properties officeooo:rsid="00373d66"/>
    </style:style>
    <style:style style:name="T117" style:family="text">
      <style:text-properties officeooo:rsid="003748c1"/>
    </style:style>
    <style:style style:name="T118" style:family="text">
      <style:text-properties officeooo:rsid="0039e95e"/>
    </style:style>
    <style:style style:name="T119" style:family="text">
      <style:text-properties officeooo:rsid="003bdecc"/>
    </style:style>
    <style:style style:name="T120" style:family="text">
      <style:text-properties officeooo:rsid="003bea66"/>
    </style:style>
    <style:style style:name="T121" style:family="text">
      <style:text-properties officeooo:rsid="003bfee7"/>
    </style:style>
    <style:style style:name="T122" style:family="text">
      <style:text-properties officeooo:rsid="003c8d8e"/>
    </style:style>
    <style:style style:name="T123" style:family="text">
      <style:text-properties officeooo:rsid="003e762c"/>
    </style:style>
    <style:style style:name="T124" style:family="text">
      <style:text-properties officeooo:rsid="0040588e"/>
    </style:style>
    <style:style style:name="T125" style:family="text">
      <style:text-properties officeooo:rsid="0042fcb4"/>
    </style:style>
    <style:style style:name="T126" style:family="text">
      <style:text-properties officeooo:rsid="0045710f"/>
    </style:style>
    <style:style style:name="T127" style:family="text">
      <style:text-properties officeooo:rsid="00458695"/>
    </style:style>
    <style:style style:name="T128" style:family="text">
      <style:text-properties officeooo:rsid="0045ed4c"/>
    </style:style>
    <style:style style:name="T129" style:family="text">
      <style:text-properties officeooo:rsid="0046937d"/>
    </style:style>
    <style:style style:name="T130" style:family="text">
      <style:text-properties officeooo:rsid="00486a57"/>
    </style:style>
    <style:style style:name="T131" style:family="text">
      <style:text-properties officeooo:rsid="0049503c"/>
    </style:style>
    <style:style style:name="T132" style:family="text">
      <style:text-properties officeooo:rsid="004b8271"/>
    </style:style>
    <style:style style:name="T133" style:family="text">
      <style:text-properties officeooo:rsid="004cc97e"/>
    </style:style>
    <style:style style:name="T134" style:family="text">
      <style:text-properties officeooo:rsid="004dd22e"/>
    </style:style>
    <style:style style:name="T135" style:family="text">
      <style:text-properties officeooo:rsid="004df5f3"/>
    </style:style>
    <style:style style:name="T136" style:family="text">
      <style:text-properties officeooo:rsid="004f1cfe"/>
    </style:style>
    <style:style style:name="T137" style:family="text">
      <style:text-properties officeooo:rsid="005040a2"/>
    </style:style>
    <style:style style:name="T138" style:family="text">
      <style:text-properties officeooo:rsid="0051b1c5"/>
    </style:style>
    <style:style style:name="T139" style:family="text">
      <style:text-properties officeooo:rsid="0052a1b8"/>
    </style:style>
    <style:style style:name="T140" style:family="text">
      <style:text-properties officeooo:rsid="00543297"/>
    </style:style>
    <style:style style:name="T141" style:family="text">
      <style:text-properties officeooo:rsid="0056a7e7"/>
    </style:style>
    <style:style style:name="T142" style:family="text">
      <style:text-properties officeooo:rsid="005766d0"/>
    </style:style>
    <style:style style:name="T143" style:family="text">
      <style:text-properties officeooo:rsid="005d5719"/>
    </style:style>
    <style:style style:name="T144" style:family="text">
      <style:text-properties officeooo:rsid="00606b4c"/>
    </style:style>
    <style:style style:name="T145" style:family="text">
      <style:text-properties style:font-weight-asian="normal"/>
    </style:style>
    <style:style style:name="T146" style:family="text">
      <style:text-properties style:font-weight-complex="normal"/>
    </style:style>
    <style:style style:name="T147" style:family="text">
      <style:text-properties officeooo:rsid="0060f65f"/>
    </style:style>
    <style:style style:name="T148" style:family="text">
      <style:text-properties officeooo:rsid="0062c473"/>
    </style:style>
    <style:style style:name="T149" style:family="text">
      <style:text-properties officeooo:rsid="00647104"/>
    </style:style>
    <style:style style:name="T150" style:family="text">
      <style:text-properties officeooo:rsid="00658d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1">Предыстория:</text:span></text:p>
      <text:p text:style-name="P1"><text:span text:style-name="T1"/></text:p>
      <text:p text:style-name="P1"><text:span text:style-name="T1">Нужно придумать</text:span></text:p>
      <text:p text:style-name="P1"><text:span text:style-name="T1"/></text:p>
      <text:p text:style-name="P1"><text:span text:style-name="T1"/></text:p>
      <text:p text:style-name="P2"><text:span text:style-name="T1">Цель:</text:span></text:p>
      <text:p text:style-name="P1"><text:span text:style-name="T1"/></text:p>
      <text:p text:style-name="P1"><text:span text:style-name="T1">Завершить все вторичные цели и убить Главного босса(а нужно ли это?)</text:span></text:p>
      <text:p text:style-name="P1"><text:span text:style-name="T1"/></text:p>
      <text:p text:style-name="P2"><text:span text:style-name="T1">Описание вторичных целей:</text:span></text:p>
      <text:p text:style-name="P1"><text:span text:style-name="T1"/></text:p>
      <text:p text:style-name="P26"><text:span text:style-name="T1">лес</text:span><text:span text:style-name="T96">(дойти до деревни)</text:span><text:span text:style-name="T1">, </text:span></text:p>
      <text:p text:style-name="P26"><text:span text:style-name="T1">деревня</text:span><text:span text:style-name="T95">(потушить пожар)</text:span><text:span text:style-name="T1">,</text:span></text:p>
      <text:p text:style-name="P26"><text:span text:style-name="T1"><text:s/>темный лес</text:span><text:span text:style-name="T96">(</text:span><text:span text:style-name="T100">нарубить</text:span><text:span text:style-name="T96"> дров)</text:span><text:span text:style-name="T1">, </text:span></text:p>
      <text:p text:style-name="P26"><text:span text:style-name="T1">река</text:span><text:span text:style-name="T96">(построить плотину)</text:span><text:span text:style-name="T1">, </text:span></text:p>
      <text:p text:style-name="P26"><text:span text:style-name="T1">болото</text:span><text:span text:style-name="T96">(пройти</text:span><text:span text:style-name="T97"> лабиринт</text:span><text:span text:style-name="T96">)</text:span><text:span text:style-name="T1">, </text:span></text:p>
      <text:p text:style-name="P26"><text:span text:style-name="T1">железная дорога</text:span><text:span text:style-name="T96">(защитить корован)</text:span><text:span text:style-name="T1">, </text:span></text:p>
      <text:p text:style-name="P26"><text:span text:style-name="T2">пустыня</text:span><text:span text:style-name="T96">(</text:span><text:span text:style-name="T98">получить </text:span><text:span text:style-name="T109">сильное оружие или броню</text:span><text:span text:style-name="T96">)</text:span><text:span text:style-name="T1">, </text:span></text:p>
      <text:p text:style-name="P26"><text:span text:style-name="T147">Логово</text:span><text:span text:style-name="T96">(</text:span><text:span text:style-name="T147">убить монстра</text:span><text:span text:style-name="T96">)</text:span><text:span text:style-name="T1"> </text:span></text:p>
      <text:p text:style-name="P1"><text:span text:style-name="T1"/></text:p>
      <text:p text:style-name="P2"><text:span text:style-name="T1">Описание ГГ:</text:span></text:p>
      <text:p text:style-name="P1"><text:span text:style-name="T1"/></text:p>
      <text:p text:style-name="P1"><text:span text:style-name="T38"><text:s text:c="8"/></text:span><text:span text:style-name="T5">Экипировка:</text:span></text:p>
      <text:p text:style-name="P1"><text:span text:style-name="T2"/></text:p>
      <text:p text:style-name="P48"><text:span text:style-name="T148"><text:tab/>броня:</text:span></text:p>
      <text:p text:style-name="P48"><text:span text:style-name="T148"><text:tab/><text:tab/>начальный доспех — защита <text:s/>0; дается вначале</text:span></text:p>
      <text:p text:style-name="P48"><text:span text:style-name="T148"><text:tab/><text:tab/>второй доспех — защита 1 Прохождение <text:s/></text:span><text:span text:style-name="T39">Тушение</text:span><text:span text:style-name="T148"> </text:span><text:span text:style-name="T39">пожара</text:span></text:p>
      <text:p text:style-name="P48"><text:span text:style-name="T148"><text:tab/><text:tab/>улучшенный второй доспех защита 2 <text:s/>Прев. Прох. </text:span><text:span text:style-name="T39">Тушение пожара</text:span><text:span text:style-name="T148">, </text:span><text:span text:style-name="T39">тайник</text:span><text:span text:style-name="T148">(</text:span><text:span text:style-name="T39">Темный лес</text:span><text:span text:style-name="T148">)</text:span></text:p>
      <text:p text:style-name="P49"><text:span text:style-name="T148"><text:tab/><text:tab/>третий доспех — защита 3 </text:span><text:span text:style-name="T40">тайник(река),</text:span><text:span text:style-name="T75"> </text:span><text:span text:style-name="T76">Прох.: </text:span><text:span text:style-name="T22">Нас не догонят</text:span></text:p>
      <text:p text:style-name="P48"><text:span text:style-name="T148"><text:tab/><text:tab/>улучшенный третий доспех — защита 5</text:span></text:p>
      <text:p text:style-name="P48"><text:span text:style-name="T148"><text:tab/><text:tab/>редкий третий доспех - защита 7</text:span></text:p>
      <text:p text:style-name="P48"><text:span text:style-name="T148"><text:tab/>ботинки:</text:span></text:p>
      <text:p text:style-name="P48"><text:span text:style-name="T148"><text:tab/><text:tab/>простые боты - +10% скорости</text:span></text:p>
      <text:p text:style-name="P48"><text:span text:style-name="T148"><text:tab/><text:tab/>улучшенные боты — <text:s/>+20% скорости</text:span></text:p>
      <text:p text:style-name="P48"><text:span text:style-name="T148"><text:tab/><text:tab/>редкие боты - +35% скорости</text:span></text:p>
      <text:p text:style-name="P48"><text:span text:style-name="T148"><text:tab/>луки(0.5 атаки в секунду)</text:span></text:p>
      <text:p text:style-name="P48"><text:span text:style-name="T148"><text:tab/><text:tab/>простой лук — урон 8 </text:span><text:span text:style-name="T150">изготавливается :</text:span><text:span text:style-name="T42">лес, </text:span></text:p>
      <text:p text:style-name="P48"><text:span text:style-name="T148"><text:tab/><text:tab/>усиленный лук — урон 12 </text:span><text:span text:style-name="T150">изготавливается: </text:span><text:span text:style-name="T42">темный</text:span><text:span text:style-name="T150"> </text:span><text:span text:style-name="T42">лес</text:span><text:span text:style-name="T150">, </text:span><text:span text:style-name="T42">пустыня</text:span></text:p>
      <text:p text:style-name="P50"><text:span text:style-name="T148"><text:tab/><text:tab/>редкий лук — урон 10, скорострельность повышена до 1 атаки в секунду</text:span><text:span text:style-name="T150"> Прох. </text:span><text:span text:style-name="T33">Ветер пустыни</text:span></text:p>
      <text:p text:style-name="P48"><text:span text:style-name="T148"><text:tab/>колчан: служит для складирования стрел</text:span></text:p>
      <text:p text:style-name="P48"><text:span text:style-name="T148"><text:tab/><text:tab/>простой колчан — уменьшает время перезарядки на 0.2</text:span></text:p>
      <text:p text:style-name="P48"><text:span text:style-name="T148"><text:tab/><text:tab/>редкий колчан — уменьшает время перезарядки на 0.5 и делает стрелы бесконечными</text:span></text:p>
      <text:p text:style-name="P48"><text:span text:style-name="T148"/></text:p>
      <text:p text:style-name="P48"><text:span text:style-name="T148"><text:tab/>Стрелы — работают как расходный материал для использовании лука, можно положить в колчан</text:span></text:p>
      <text:p text:style-name="P1"><text:span text:style-name="T2"><text:tab/></text:span></text:p>
      <text:p text:style-name="P1"><text:span text:style-name="T5">Параметры</text:span><text:span text:style-name="T2">:</text:span></text:p>
      <text:p text:style-name="P1"><text:span text:style-name="T2"><text:tab/><text:tab/><text:tab/></text:span></text:p>
      <text:p text:style-name="P10"><text:span text:style-name="T2"><text:tab/></text:span><text:span text:style-name="T102">Сила — увеличивает повреждение персонажа, можно прокачать</text:span></text:p>
      <text:p text:style-name="P10"><text:span text:style-name="T102"><text:tab/>Выносливость</text:span><text:span text:style-name="T89"> – </text:span><text:span text:style-name="T102">Увеличивает </text:span><text:span text:style-name="T89">HP </text:span><text:span text:style-name="T102">персонажа, можно прокачать</text:span></text:p>
      <text:p text:style-name="P10"><text:span text:style-name="T102"/></text:p>
      <text:p text:style-name="P10"><text:span text:style-name="T102"><text:tab/>Скорость — скорость передвижения. Модифицируется только ботинками</text:span></text:p>
      <text:p text:style-name="P10"><text:span text:style-name="T102"><text:tab/>Защита — уменьшает получаемые повреждения, </text:span><text:span text:style-name="T103">модифицируется</text:span><text:span text:style-name="T102"> только доспехами</text:span></text:p>
      <text:p text:style-name="P10"><text:span text:style-name="T102"/></text:p>
      <text:p text:style-name="P10"><text:span text:style-name="T102"><text:tab/></text:span><text:span text:style-name="T130">Регенерация </text:span><text:span text:style-name="T91">HP </text:span><text:span text:style-name="T130">-</text:span><text:span text:style-name="T91"> round</text:span><text:span text:style-name="T130">(выносливость/</text:span><text:span text:style-name="T91">10</text:span><text:span text:style-name="T130">)</text:span></text:p>
      <text:p text:style-name="P10"><text:span text:style-name="T102"/></text:p>
      <text:p text:style-name="P1"><text:span text:style-name="T5">Способ</text:span><text:span text:style-name="T2"> </text:span><text:span text:style-name="T5">прокачки</text:span><text:span text:style-name="T2">:</text:span></text:p>
      <text:p text:style-name="P1"><text:span text:style-name="T2"/></text:p>
      <text:p text:style-name="P10"><text:span text:style-name="T2"><text:tab/></text:span><text:span text:style-name="T102">Сила — при нанесении повреждений есть вероятность повысить параметр на 1-3</text:span></text:p>
      <text:p text:style-name="P10"><text:span text:style-name="T102"><text:tab/>Выносливость — при получении повреждений есть вероятность повысить параметр на 1-3</text:span></text:p>
      <text:p text:style-name="P10"><text:span text:style-name="T102"/></text:p>
      <text:p text:style-name="P10"><text:span text:style-name="T102"/></text:p>
      <text:p text:style-name="P10"><text:span text:style-name="T102"/></text:p>
      <text:p text:style-name="P10"><text:span text:style-name="T102"/></text:p>
      <text:p text:style-name="P10"><text:span text:style-name="T102"/></text:p>
      <text:p text:style-name="P10"><text:span text:style-name="T102"/></text:p>
      <text:p text:style-name="P10"><text:span text:style-name="T102"/></text:p>
      <text:p text:style-name="P10"><text:span text:style-name="T102"/></text:p>
      <text:p text:style-name="P10"><text:span text:style-name="T102"/></text:p>
      <text:p text:style-name="P10"><text:span text:style-name="T102"/></text:p>
      <text:p text:style-name="P1"><text:soft-page-break/><text:span text:style-name="T2"/></text:p>
      <text:p text:style-name="P1"><text:span text:style-name="T5">Способы</text:span><text:span text:style-name="T2"> </text:span><text:span text:style-name="T5">получения</text:span><text:span text:style-name="T2"> </text:span><text:span text:style-name="T5">экипировки</text:span><text:span text:style-name="T2">:</text:span></text:p>
      <text:p text:style-name="P1"><text:span text:style-name="T2"/></text:p>
      <text:p text:style-name="P10"><text:span text:style-name="T2"><text:s text:c="4"/></text:span><text:span text:style-name="T17">Квест</text:span><text:span text:style-name="T103">:</text:span></text:p>
      <text:p text:style-name="P27"><text:span text:style-name="T103"><text:tab/><text:tab/></text:span></text:p>
      <text:p text:style-name="P28"><text:span text:style-name="T103"><text:s text:c="6"/></text:span><text:span text:style-name="T15">Тушение пожара</text:span><text:span text:style-name="T110">:</text:span></text:p>
      <text:p text:style-name="P28"><text:span text:style-name="T110"><text:s text:c="10"/>Необходимо помочь жителям деревни потушить пожар.</text:span></text:p>
      <text:p text:style-name="P28"><text:span text:style-name="T103"><text:s text:c="10"/></text:span><text:span text:style-name="T110">Превосходное прохождение —</text:span><text:span text:style-name="T111"> все здания целы</text:span><text:span text:style-name="T110">: <text:s/></text:span><text:span text:style-name="T14">улучшенный второй доспех</text:span><text:span text:style-name="T101"> </text:span></text:p>
      <text:p text:style-name="P28"><text:span text:style-name="T101"><text:s text:c="10"/></text:span><text:span text:style-name="T110">Прохождение —</text:span><text:span text:style-name="T111"> сгорело меньше 3 зданий</text:span><text:span text:style-name="T110">: </text:span><text:span text:style-name="T14">второй доспех</text:span><text:span text:style-name="T101"> </text:span></text:p>
      <text:p text:style-name="P28"><text:span text:style-name="T101"><text:s text:c="9"/></text:span></text:p>
      <text:p text:style-name="P28"><text:span text:style-name="T101"><text:s text:c="10"/></text:span><text:span text:style-name="T110">Провал: если 3 здания сгорит полностью</text:span></text:p>
      <text:p text:style-name="P27"><text:span text:style-name="T103"/></text:p>
      <text:p text:style-name="P27"><text:span text:style-name="T103"><text:s text:c="5"/></text:span><text:span text:style-name="T16">Ябло</text:span><text:span text:style-name="T26">чный пирог</text:span><text:span text:style-name="T16">:</text:span></text:p>
      <text:p text:style-name="P27"><text:span text:style-name="T16"><text:tab/></text:span><text:span text:style-name="T56">Необходимо собрать 10 яблок</text:span></text:p>
      <text:p text:style-name="P27"><text:span text:style-name="T56"><text:tab/>Прохождение: </text:span><text:span text:style-name="T23">простой колчан</text:span></text:p>
      <text:p text:style-name="P27"><text:span text:style-name="T16"/></text:p>
      <text:p text:style-name="P27"><text:span text:style-name="T16"><text:s text:c="4"/>Сопровождение: Темный лес 1:</text:span></text:p>
      <text:p text:style-name="P29"><text:span text:style-name="T16"><text:s text:c="3"/><text:tab/> </text:span><text:span text:style-name="T56">Необходимо</text:span><text:span text:style-name="T16">: Тушение пожара,</text:span></text:p>
      <text:p text:style-name="P29"><text:span text:style-name="T16"><text:s text:c="3"/><text:tab/></text:span><text:span text:style-name="T56">Цель: Оповестить 3 лесорубов и 3 плотников.</text:span></text:p>
      <text:p text:style-name="P29"><text:span text:style-name="T56"><text:s text:c="3"/></text:span></text:p>
      <text:p text:style-name="P29"><text:span text:style-name="T56"><text:s text:c="4"/></text:span><text:span text:style-name="T16">Сопровождение: Темный лес 2:</text:span></text:p>
      <text:p text:style-name="P13"><text:span text:style-name="T114"><text:tab/>Необходимо: <text:s/></text:span><text:span text:style-name="T16">Сопровождение: Темный лес 1</text:span></text:p>
      <text:p text:style-name="P13"><text:span text:style-name="T16"><text:tab/></text:span><text:span text:style-name="T114">Цель: сопроводить группу до лесозаготовок</text:span></text:p>
      <text:p text:style-name="P16"><text:span text:style-name="T114"><text:tab/>Превосходное прохождение - вся группа цела: </text:span><text:span text:style-name="T23"><text:s/></text:span><text:span text:style-name="T14">усиленный лук</text:span></text:p>
      <text:p text:style-name="P13"><text:span text:style-name="T16"><text:s text:c="2"/><text:tab/></text:span><text:span text:style-name="T114">Прохождение - </text:span><text:span text:style-name="T116">хотя бы</text:span><text:span text:style-name="T114"> 1 лесоруб и 1 плотник живы: награды нет</text:span></text:p>
      <text:p text:style-name="P13"><text:span text:style-name="T16"><text:tab/></text:span></text:p>
      <text:p text:style-name="P13"><text:span text:style-name="T16"><text:tab/></text:span><text:span text:style-name="T114">Провал: Менее 2 человека живы.</text:span></text:p>
      <text:p text:style-name="P13"><text:span text:style-name="T114"><text:s text:c="4"/></text:span></text:p>
      <text:p text:style-name="P13"><text:span text:style-name="T114"><text:s text:c="3"/></text:span><text:span text:style-name="T16"><text:s/>Заготовка древесины:</text:span></text:p>
      <text:p text:style-name="P13"><text:span text:style-name="T114"><text:tab/>Необходимо: </text:span><text:span text:style-name="T16">Сопровождение: Темный лес 2:</text:span></text:p>
      <text:p text:style-name="P13"><text:span text:style-name="T16"><text:tab/></text:span><text:span text:style-name="T114">Цель: заготовить 20 единиц дерева</text:span></text:p>
      <text:p text:style-name="P29"><text:span text:style-name="T57"><text:tab/></text:span><text:span text:style-name="T56">Прохождение: Дождаться окончания заготовки чтобы хотя 1 плотник выжил</text:span><text:span text:style-name="T57"><text:tab/></text:span></text:p>
      <text:p text:style-name="P29"><text:span text:style-name="T57"/></text:p>
      <text:p text:style-name="P30"><text:span text:style-name="T57"><text:tab/></text:span><text:span text:style-name="T56">Провал: Гибель последнего плотника.</text:span></text:p>
      <text:p text:style-name="P30"><text:span text:style-name="T56"/></text:p>
      <text:p text:style-name="P30"><text:span text:style-name="T56"><text:s text:c="4"/></text:span><text:span text:style-name="T18">Сопровождение: Река:</text:span></text:p>
      <text:p text:style-name="P30"><text:span text:style-name="T18"><text:tab/></text:span><text:span text:style-name="T58">Необходимо: </text:span><text:span text:style-name="T16">Заготовка древесины</text:span></text:p>
      <text:p text:style-name="P30"><text:span text:style-name="T16"><text:tab/></text:span><text:span text:style-name="T58">Цель: Сопроводить до реки группу плотников</text:span></text:p>
      <text:p text:style-name="P30"><text:span text:style-name="T58"><text:tab/>Прохождение: хотя бы 1 плотник должен выжить.</text:span></text:p>
      <text:p text:style-name="P30"><text:span text:style-name="T58"><text:tab/></text:span></text:p>
      <text:p text:style-name="P30"><text:span text:style-name="T58"><text:tab/>Провал: Гибель плотников.</text:span></text:p>
      <text:p text:style-name="P30"><text:span text:style-name="T58"/></text:p>
      <text:p text:style-name="P30"><text:span text:style-name="T58"><text:s text:c="3"/></text:span><text:span text:style-name="T18"><text:s/>Строительство переправы:</text:span></text:p>
      <text:p text:style-name="P30"><text:span text:style-name="T58"><text:tab/>Необходимо: </text:span><text:span text:style-name="T18">Сопровождение: Река:</text:span></text:p>
      <text:p text:style-name="P30"><text:span text:style-name="T58"><text:s text:c="13"/>Цель:Дождаться окончания постройки моста</text:span></text:p>
      <text:p text:style-name="P30"><text:span text:style-name="T58"><text:tab/></text:span><text:span text:style-name="T59">Прохождение: Перебраться на другую сторону</text:span><text:span text:style-name="T58"><text:tab/></text:span></text:p>
      <text:p text:style-name="P30"><text:span text:style-name="T58"/></text:p>
      <text:p text:style-name="P30"><text:span text:style-name="T103"><text:tab/></text:span><text:span text:style-name="T117">Провал: Гибель всех плотников</text:span></text:p>
      <text:p text:style-name="P30"><text:span text:style-name="T117"/></text:p>
      <text:p text:style-name="P30"><text:span text:style-name="T117"><text:s text:c="3"/></text:span><text:span text:style-name="T19"><text:s/>Зловещая трясина:</text:span></text:p>
      <text:p text:style-name="P31"><text:span text:style-name="T19"><text:tab/></text:span><text:span text:style-name="T58">Необходимо:</text:span><text:span text:style-name="T18">Строительство переправы:</text:span></text:p>
      <text:p text:style-name="P31"><text:span text:style-name="T18"><text:tab/></text:span><text:span text:style-name="T59">Цель: Преодолеть болото</text:span></text:p>
      <text:p text:style-name="P31"><text:span text:style-name="T59"><text:tab/></text:span><text:span text:style-name="T60">Прохождение: Выжить:)</text:span></text:p>
      <text:p text:style-name="P31"><text:span text:style-name="T60"/></text:p>
      <text:p text:style-name="P31"><text:span text:style-name="T60"><text:s text:c="4"/></text:span><text:span text:style-name="T20">Азарт убивает:</text:span></text:p>
      <text:p text:style-name="P31"><text:span text:style-name="T20"><text:tab/></text:span><text:span text:style-name="T61">Цель: выиграть в азартную игру в у болотного чудища</text:span></text:p>
      <text:p text:style-name="P31"><text:span text:style-name="T60"><text:tab/></text:span><text:span text:style-name="T61">Прохождение: Победить 3 раунда</text:span></text:p>
      <text:p text:style-name="P31"><text:span text:style-name="T61"><text:tab/></text:span></text:p>
      <text:p text:style-name="P31"><text:span text:style-name="T61"><text:tab/>Провал: Проиграть 3 раунда</text:span></text:p>
      <text:p text:style-name="P31"><text:span text:style-name="T61"><text:s text:c="2"/></text:span></text:p>
      <text:p text:style-name="P32"><text:span text:style-name="T61"><text:tab/>Награда: <text:s/></text:span><text:span text:style-name="T14">редкие боты</text:span></text:p>
      <text:p text:style-name="P32"><text:span text:style-name="T14"/></text:p>
      <text:p text:style-name="P33"><text:span text:style-name="T22">Нас не догонят:</text:span></text:p>
      <text:p text:style-name="P33"><text:span text:style-name="T22"><text:tab/></text:span><text:span text:style-name="T63">Цель: Добраться до лагеря</text:span></text:p>
      <text:p text:style-name="P14"><text:span text:style-name="T119"><text:tab/>Прохождение: Убивать всех налетчиков из пулемета</text:span><text:span text:style-name="T124">(можно и из лука)</text:span></text:p>
      <text:p text:style-name="P14"><text:span text:style-name="T119"><text:tab/></text:span></text:p>
      <text:p text:style-name="P14"><text:span text:style-name="T119"><text:tab/>Провал: </text:span><text:span text:style-name="T121">захват</text:span><text:span text:style-name="T119"> поезда</text:span><text:span text:style-name="T124">(а можно и обычной телеги)</text:span><text:span text:style-name="T119"> </text:span><text:span text:style-name="T122">налетчиками</text:span></text:p>
      <text:p text:style-name="P15"><text:span text:style-name="T119"><text:tab/></text:span></text:p>
      <text:p text:style-name="P15"><text:span text:style-name="T119"><text:tab/></text:span><text:span text:style-name="T120">Награда : <text:s/></text:span><text:span text:style-name="T14">третий доспех</text:span></text:p>
      <text:p text:style-name="P4"><text:soft-page-break/><text:span text:style-name="T123">Жажда:</text:span></text:p>
      <text:p text:style-name="P34"><text:span text:style-name="T123"><text:tab/>Цель: Очистить колодец от паразитов.</text:span></text:p>
      <text:p text:style-name="P34"><text:span text:style-name="T123"><text:tab/>Прохождение: Убить всех паразитов и очистить путь воде</text:span></text:p>
      <text:p text:style-name="P34"><text:span text:style-name="T123"/></text:p>
      <text:p text:style-name="P43"><text:span text:style-name="T33">Ветер пустыни</text:span><text:span text:style-name="T141">:</text:span></text:p>
      <text:p text:style-name="P43"><text:span text:style-name="T141"><text:tab/>Цель: Найте легендарное оружие<text:tab/></text:span></text:p>
      <text:p text:style-name="P43"><text:span text:style-name="T141"><text:tab/>Награда: <text:s/></text:span><text:span text:style-name="T14">редкий лук</text:span></text:p>
      <text:p text:style-name="P34"><text:span text:style-name="T123"/></text:p>
      <text:p text:style-name="P30"><text:span text:style-name="T117"/></text:p>
      <text:p text:style-name="P10"><text:span text:style-name="T103">Найти:</text:span></text:p>
      <text:p text:style-name="P44"><text:span text:style-name="T103"><text:tab/><text:tab/></text:span></text:p>
      <text:p text:style-name="P44"><text:span text:style-name="T103"><text:tab/></text:span><text:span text:style-name="T104">Можно получить из </text:span><text:bookmark-start text:name="111"/><text:span text:style-name="T12">мусора</text:span><text:bookmark-end text:name="111"/><text:span text:style-name="T12">, предмет, тайник, сундук</text:span></text:p>
      <text:p text:style-name="P10"><text:span text:style-name="T103"/></text:p>
      <text:p text:style-name="P10"><text:span text:style-name="T103">Сделать:</text:span></text:p>
      <text:p text:style-name="P10"><text:span text:style-name="T103"><text:tab/></text:span></text:p>
      <text:p text:style-name="P10"><text:span text:style-name="T103"><text:tab/></text:span><text:span text:style-name="T131">Создать </text:span><text:span text:style-name="T24">стрелы</text:span><text:span text:style-name="T131">:</text:span></text:p>
      <text:p text:style-name="P27"><text:span text:style-name="T103"><text:tab/> </text:span><text:span text:style-name="T64">Использовать</text:span><text:span text:style-name="T24"> обычное дерево</text:span></text:p>
      <text:p text:style-name="P27"><text:span text:style-name="T24"/></text:p>
      <text:p text:style-name="P38"><text:span text:style-name="T24"><text:tab/></text:span><text:span text:style-name="T64">Создать</text:span><text:span text:style-name="T24"> </text:span><text:span text:style-name="T14">простой лук</text:span><text:span text:style-name="T24">: </text:span></text:p>
      <text:p text:style-name="P38"><text:span text:style-name="T24"><text:tab/></text:span><text:span text:style-name="T64">Использовать</text:span><text:span text:style-name="T24"> Гибкое дерево</text:span></text:p>
      <text:p text:style-name="P38"><text:span text:style-name="T24"/></text:p>
      <text:p text:style-name="P38"><text:span text:style-name="T24"><text:tab/></text:span><text:span text:style-name="T64">Создать</text:span><text:span text:style-name="T24"> <text:s/></text:span><text:span text:style-name="T14">усиленный лук:</text:span></text:p>
      <text:p text:style-name="P38"><text:span text:style-name="T14"><text:tab/></text:span><text:span text:style-name="T64">Использовать</text:span><text:span text:style-name="T24"> Гибкое дерево</text:span><text:span text:style-name="T64">, необходимо наличие <text:s/></text:span><text:span text:style-name="T14">простой лук.</text:span></text:p>
      <text:p text:style-name="P27"><text:span text:style-name="T24"><text:tab/><text:tab/></text:span></text:p>
      <text:p text:style-name="P27"><text:span text:style-name="T24"/></text:p>
      <text:p text:style-name="P27"><text:span text:style-name="T24"/></text:p>
      <text:p text:style-name="P1"><text:span text:style-name="T1"/></text:p>
      <text:p text:style-name="P2"><text:span text:style-name="T1">Описание окружения:</text:span></text:p>
      <text:p text:style-name="P2"><text:span text:style-name="T1"/></text:p>
      <text:p text:style-name="P2"><text:span text:style-name="T1"><text:tab/></text:span><text:span text:style-name="T2">Земля:</text:span></text:p>
      <text:p text:style-name="P52"><text:span text:style-name="T2"><text:tab/><text:tab/></text:span><text:span text:style-name="T46">Трава — проходимость 100% встречается : Лес, Темный лес,Река, Болото</text:span></text:p>
      <text:p text:style-name="P52"><text:span text:style-name="T46"><text:tab/><text:tab/>Дорога — проходимость 120%. Встречается : Лес, Деревня, Логово</text:span></text:p>
      <text:p text:style-name="P52"><text:span text:style-name="T46"><text:tab/><text:tab/>Густая растительность — проходимость 70%. встречается: Лес, Темный лес, болото.</text:span></text:p>
      <text:p text:style-name="P53"><text:span text:style-name="T46"><text:tab/><text:tab/></text:span><text:span text:style-name="T47">Дерево — Проходимость 0%, Встречается везде.</text:span></text:p>
      <text:p text:style-name="P53"><text:span text:style-name="T47"><text:tab/><text:tab/>Мелкая река — Проходимость 20%. Встречается: река, болото, пустыня</text:span></text:p>
      <text:p text:style-name="P54"><text:span text:style-name="T2"><text:tab/><text:tab/></text:span><text:span text:style-name="T47">Глубокая река — Проходимость 0%. Встречается: река, болото, лес, деревня</text:span></text:p>
      <text:p text:style-name="P53"><text:span text:style-name="T46"><text:tab/><text:tab/></text:span><text:span text:style-name="T47">Мелкое болото</text:span><text:span text:style-name="T46"><text:tab/> </text:span><text:span text:style-name="T47">- Проходимость 30%. Встречается: река, болото, лес, темный лес</text:span></text:p>
      <text:p text:style-name="P53"><text:span text:style-name="T47"><text:tab/><text:tab/>Глубокое болото — Проходимость 10%. Встречается: болото, темный лес.</text:span></text:p>
      <text:p text:style-name="P53"><text:span text:style-name="T47"><text:tab/><text:tab/>Каменная кладка — Проходимость 120% встречается: деревня, пустыня, Логово</text:span></text:p>
      <text:p text:style-name="P3"><text:span text:style-name="T47"><text:tab/>Песок — Проходимость 50% встречается: река, железная дорога, пустыня. </text:span></text:p>
      <text:p text:style-name="P3"><text:span text:style-name="T47"><text:tab/></text:span><text:span text:style-name="T71">Зыбучие пески — проходимость 10, встречается пустыня</text:span></text:p>
      <text:p text:style-name="P2"><text:span text:style-name="T2"/></text:p>
      <text:p text:style-name="P2"><text:span text:style-name="T2"><text:tab/>Растительность:</text:span></text:p>
      <text:p text:style-name="P2"><text:span text:style-name="T2"/></text:p>
      <text:p text:style-name="P55"><text:span text:style-name="T2"><text:tab/><text:tab/><text:tab/></text:span><text:span text:style-name="T47">Обычное дерево — Встречается везде, специально: сделать </text:span><text:span text:style-name="T80">стрелы</text:span></text:p>
      <text:p text:style-name="P55"><text:span text:style-name="T47"><text:tab/><text:tab/><text:tab/>Дерево с плодами — Встречается Лес, темный лес, река, пустыня. Специально: можно собрать </text:span><text:span text:style-name="T80">плод</text:span><text:span text:style-name="T47">.</text:span></text:p>
      <text:p text:style-name="P55"><text:span text:style-name="T47"><text:tab/><text:tab/><text:tab/>Кустарник — Встречается везде. Специально: собрать </text:span><text:span text:style-name="T80">дикую ягоду</text:span></text:p>
      <text:p text:style-name="P55"><text:span text:style-name="T80"><text:tab/><text:tab/><text:tab/></text:span><text:span text:style-name="T47">Лечебная трава — встречается везде. Специально: собрать</text:span><text:span text:style-name="T80"> лечебную траву</text:span></text:p>
      <text:p text:style-name="P3"><text:span text:style-name="T2"><text:tab/></text:span><text:span text:style-name="T48">Гибкое дерево — Встречается лес, темный лес, пустыня. Специально: сделать </text:span><text:span text:style-name="T81">лук</text:span><text:span text:style-name="T48">.</text:span></text:p>
      <text:p text:style-name="P3"><text:span text:style-name="T48"><text:tab/>Пенек — Встречается везде. Специально нет.</text:span></text:p>
      <text:p text:style-name="P3"><text:span text:style-name="T48"><text:tab/>Засохшее дерево — встречается везде. Специально нет.</text:span></text:p>
      <text:p text:style-name="P3"><text:span text:style-name="T2"><text:tab/></text:span></text:p>
      <text:p text:style-name="P2"><text:span text:style-name="T2"><text:tab/>Объекты взаимодействия:</text:span></text:p>
      <text:p text:style-name="P11"><text:span text:style-name="T2"/></text:p>
      <text:p text:style-name="P12"><text:span text:style-name="T2"><text:tab/></text:span><text:span text:style-name="T81">мусор — встречается везде. Специально: % <text:s/></text:span><text:span text:style-name="T6">получить</text:span><text:span text:style-name="T81"> </text:span><text:span text:style-name="T6">предмет</text:span></text:p>
      <text:p text:style-name="P12"><text:span text:style-name="T6"><text:tab/></text:span><text:span text:style-name="T81">Плод — Собирается с плодового дерева. Восстанавливает </text:span><text:span text:style-name="T6">показатели</text:span><text:span text:style-name="T81"> персонажа</text:span></text:p>
      <text:p text:style-name="P12"><text:span text:style-name="T81"><text:tab/>Дикая ягода - <text:tab/>Собирается с </text:span><text:span text:style-name="T82">кустарника.</text:span><text:span text:style-name="T81"> </text:span><text:span text:style-name="T82">Накладывает </text:span><text:span text:style-name="T7">случайный эффект</text:span></text:p>
      <text:p text:style-name="P12"><text:span text:style-name="T81"><text:tab/></text:span><text:span text:style-name="T82">Лечебная трава — Собирается с </text:span><text:span text:style-name="T7">лечебная трава</text:span><text:span text:style-name="T6">. </text:span><text:span text:style-name="T82">Восстанавливает</text:span><text:span text:style-name="T7"> показатели </text:span><text:span text:style-name="T82">персонажа</text:span></text:p>
      <text:p text:style-name="P12"><text:span text:style-name="T82"><text:tab/>Предмет — Встречается везде, падает с врагов, дает определенный </text:span><text:span text:style-name="T7">предмет</text:span></text:p>
      <text:p text:style-name="P12"><text:span text:style-name="T7"><text:tab/></text:span><text:span text:style-name="T82">Тайник — Встречается везде, дает</text:span><text:span text:style-name="T7"> редкий предмет</text:span></text:p>
      <text:p text:style-name="P12"><text:span text:style-name="T7"><text:tab/></text:span><text:span text:style-name="T82">Сундук — встречается деревня, темный лес, пустыня, Логово. Дает </text:span><text:span text:style-name="T7">группу предметов</text:span></text:p>
      <text:p text:style-name="P12"><text:span text:style-name="T7"><text:tab/></text:span><text:span text:style-name="T106">Ведро — носится в руках, используется для транспортировки воды.</text:span></text:p>
      <text:p text:style-name="P12"><text:span text:style-name="T7"><text:tab/></text:span><text:span text:style-name="T83">НПЦ — Встречается везде.</text:span><text:span text:style-name="T8"> Разговор.</text:span></text:p>
      <text:p text:style-name="P12"><text:span text:style-name="T7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oft-page-break/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62"><text:span text:style-name="T2">Строения:</text:span></text:p>
      <text:p text:style-name="P2"><text:span text:style-name="T2"/></text:p>
      <text:p text:style-name="P56"><text:span text:style-name="T5"><text:tab/><text:tab/></text:span><text:span text:style-name="T50">Дом</text:span></text:p>
      <text:p text:style-name="P56"><text:span text:style-name="T49"><text:tab/><text:tab/><text:tab/>использование: </text:span><text:span text:style-name="T50">нет</text:span></text:p>
      <text:p text:style-name="P56"><text:span text:style-name="T49"><text:tab/><text:tab/><text:tab/>расположение:<text:tab/></text:span><text:span text:style-name="T11">деревня</text:span></text:p>
      <text:p text:style-name="P56"><text:span text:style-name="T49"><text:tab/><text:tab/><text:tab/>проходимость: </text:span><text:span text:style-name="T1"><text:tab/></text:span><text:span text:style-name="T83">нет</text:span></text:p>
      <text:p text:style-name="P56"><text:span text:style-name="T83"/></text:p>
      <text:p text:style-name="P61"><text:span text:style-name="T5"><text:s text:c="4"/></text:span><text:span text:style-name="T50">колодец</text:span></text:p>
      <text:p text:style-name="P57"><text:span text:style-name="T49"><text:tab/><text:tab/><text:tab/>использование: </text:span><text:span text:style-name="T51">восстановление</text:span><text:span text:style-name="T50"> </text:span><text:span text:style-name="T8">параметров персонажа</text:span></text:p>
      <text:p text:style-name="P57"><text:span text:style-name="T49"><text:tab/><text:tab/><text:tab/>расположение: </text:span><text:span text:style-name="T8">деревня</text:span><text:span text:style-name="T50">, </text:span><text:span text:style-name="T8">пустыня</text:span></text:p>
      <text:p text:style-name="P57"><text:span text:style-name="T49"><text:tab/><text:tab/><text:tab/>проходимость: <text:s/></text:span><text:span text:style-name="T83">нет</text:span></text:p>
      <text:p text:style-name="P57"><text:span text:style-name="T83"/></text:p>
      <text:p text:style-name="P61"><text:span text:style-name="T5"><text:s text:c="4"/></text:span><text:span text:style-name="T50">мастерская плотника</text:span></text:p>
      <text:p text:style-name="P57"><text:span text:style-name="T49"><text:tab/><text:tab/><text:tab/>использование: </text:span><text:span text:style-name="T8">зайти внутрь</text:span></text:p>
      <text:p text:style-name="P57"><text:span text:style-name="T49"><text:tab/><text:tab/><text:tab/>расположение: <text:s/></text:span><text:span text:style-name="T11">Деревня</text:span></text:p>
      <text:p text:style-name="P57"><text:span text:style-name="T49"><text:tab/><text:tab/><text:tab/>проходимость: <text:s/></text:span><text:span text:style-name="T51">нет</text:span></text:p>
      <text:p text:style-name="P57"><text:span text:style-name="T51"/></text:p>
      <text:p text:style-name="P60"><text:span text:style-name="T51"><text:tab/></text:span></text:p>
      <text:p text:style-name="P60"><text:span text:style-name="T51"><text:tab/> <text:s text:c="11"/></text:span><text:span text:style-name="T55">Ратуша</text:span></text:p>
      <text:p text:style-name="P60"><text:span text:style-name="T49"><text:tab/><text:tab/><text:tab/>использование: </text:span><text:span text:style-name="T8">зайти внутрь</text:span></text:p>
      <text:p text:style-name="P60"><text:span text:style-name="T49"><text:tab/><text:tab/><text:tab/>расположение: <text:s/></text:span><text:span text:style-name="T11">Деревня</text:span></text:p>
      <text:p text:style-name="P60"><text:span text:style-name="T49"><text:tab/><text:tab/><text:tab/>проходимость: <text:s/></text:span><text:span text:style-name="T51">нет</text:span></text:p>
      <text:p text:style-name="P63"><text:span text:style-name="T51"/></text:p>
      <text:p text:style-name="P58"><text:span text:style-name="T51"><text:s text:c="23"/></text:span><text:span text:style-name="T53">таверна</text:span></text:p>
      <text:p text:style-name="P58"><text:span text:style-name="T49"><text:tab/><text:tab/><text:tab/>использование: </text:span><text:span text:style-name="T8">зайти внутрь</text:span></text:p>
      <text:p text:style-name="P58"><text:span text:style-name="T49"><text:tab/><text:tab/><text:tab/>расположение: <text:s/></text:span><text:span text:style-name="T11">Деревня</text:span></text:p>
      <text:p text:style-name="P58"><text:span text:style-name="T49"><text:tab/><text:tab/><text:tab/>проходимость: <text:s/></text:span><text:span text:style-name="T51">нет</text:span></text:p>
      <text:p text:style-name="P25"><text:span text:style-name="T1"><text:tab/><text:tab/></text:span></text:p>
      <text:p text:style-name="P61"><text:span text:style-name="T5"><text:s text:c="2"/></text:span><text:span text:style-name="T51">развалины дома</text:span></text:p>
      <text:p text:style-name="P57"><text:span text:style-name="T49"><text:tab/><text:tab/><text:tab/>использование: </text:span><text:span text:style-name="T51">нет</text:span></text:p>
      <text:p text:style-name="P57"><text:span text:style-name="T49"><text:tab/><text:tab/><text:tab/>расположение: </text:span><text:span text:style-name="T11">Река</text:span><text:span text:style-name="T51">, </text:span><text:span text:style-name="T11">пустыня</text:span></text:p>
      <text:p text:style-name="P57"><text:span text:style-name="T49"><text:tab/><text:tab/><text:tab/>проходимость: <text:s/></text:span><text:span text:style-name="T94">частично</text:span></text:p>
      <text:p text:style-name="P57"><text:span text:style-name="T94"/></text:p>
      <text:p text:style-name="P61"><text:span text:style-name="T5"><text:s text:c="4"/></text:span><text:span text:style-name="T51">забор</text:span></text:p>
      <text:p text:style-name="P57"><text:span text:style-name="T49"><text:tab/><text:tab/><text:tab/>использование:</text:span><text:span text:style-name="T51">нет</text:span><text:span text:style-name="T49"><text:tab/><text:tab/><text:tab/></text:span></text:p>
      <text:p text:style-name="P57"><text:span text:style-name="T49"><text:tab/><text:tab/><text:tab/>расположение:</text:span><text:span text:style-name="T11">лес</text:span><text:span text:style-name="T51">, </text:span><text:span text:style-name="T11">деревня</text:span><text:span text:style-name="T51">, </text:span><text:span text:style-name="T11">река</text:span><text:span text:style-name="T51">, </text:span><text:span text:style-name="T11">пустыня</text:span><text:span text:style-name="T51">, </text:span><text:span text:style-name="T11">железная</text:span><text:span text:style-name="T51"> </text:span><text:span text:style-name="T11">дорога</text:span><text:span text:style-name="T49"><text:tab/><text:tab/><text:tab/></text:span></text:p>
      <text:p text:style-name="P57"><text:span text:style-name="T49"><text:tab/><text:tab/><text:tab/>проходимость: </text:span><text:span text:style-name="T51">нет</text:span></text:p>
      <text:p text:style-name="P25"><text:span text:style-name="T1"/></text:p>
      <text:p text:style-name="P61"><text:span text:style-name="T5"><text:s text:c="4"/></text:span><text:span text:style-name="T52">в</text:span><text:span text:style-name="T51">орота</text:span></text:p>
      <text:p text:style-name="P57"><text:span text:style-name="T49"><text:tab/><text:tab/><text:tab/>использование: </text:span><text:span text:style-name="T11">открыть</text:span><text:span text:style-name="T49"><text:tab/><text:tab/><text:tab/><text:tab/></text:span></text:p>
      <text:p text:style-name="P57"><text:span text:style-name="T49"><text:tab/><text:tab/><text:tab/>расположение: </text:span><text:span text:style-name="T11">деревня</text:span><text:span text:style-name="T49"><text:tab/><text:tab/><text:tab/><text:tab/></text:span></text:p>
      <text:p text:style-name="P57"><text:span text:style-name="T49"><text:tab/><text:tab/><text:tab/>проходимость: </text:span><text:span text:style-name="T51">зависит </text:span><text:span text:style-name="T52">от</text:span><text:span text:style-name="T51"> состояния</text:span></text:p>
      <text:p text:style-name="P25"><text:span text:style-name="T1"/></text:p>
      <text:p text:style-name="P61"><text:span text:style-name="T5"><text:s text:c="4"/></text:span><text:span text:style-name="T51">мост</text:span></text:p>
      <text:p text:style-name="P57"><text:span text:style-name="T49"><text:tab/><text:tab/><text:tab/>использование: </text:span><text:span text:style-name="T51">нет</text:span><text:span text:style-name="T49"><text:tab/><text:tab/><text:tab/><text:tab/></text:span></text:p>
      <text:p text:style-name="P57"><text:span text:style-name="T49"><text:tab/><text:tab/><text:tab/>расположение: </text:span><text:span text:style-name="T11">Лес</text:span><text:span text:style-name="T49"><text:tab/><text:tab/><text:tab/><text:tab/></text:span></text:p>
      <text:p text:style-name="P57"><text:span text:style-name="T49"><text:tab/><text:tab/><text:tab/>проходимость: </text:span><text:span text:style-name="T52">100%</text:span></text:p>
      <text:p text:style-name="P57"><text:span text:style-name="T52"/></text:p>
      <text:p text:style-name="P59"><text:span text:style-name="T52"><text:tab/><text:tab/></text:span><text:span text:style-name="T54">Шатер</text:span></text:p>
      <text:p text:style-name="P59"><text:span text:style-name="T49"><text:tab/><text:tab/><text:tab/>использование: </text:span><text:span text:style-name="T10">зайти внутрь</text:span><text:span text:style-name="T7"><text:tab/></text:span><text:span text:style-name="T49"><text:tab/><text:tab/><text:tab/></text:span></text:p>
      <text:p text:style-name="P59"><text:span text:style-name="T49"><text:tab/><text:tab/><text:tab/>расположение: </text:span><text:span text:style-name="T10">пустыня</text:span><text:span text:style-name="T49"><text:tab/><text:tab/><text:tab/><text:tab/></text:span></text:p>
      <text:p text:style-name="P59"><text:span text:style-name="T49"><text:tab/><text:tab/><text:tab/>проходимость: </text:span><text:span text:style-name="T54">нет</text:span></text:p>
      <text:p text:style-name="P59"><text:span text:style-name="T54"/></text:p>
      <text:p text:style-name="P59"><text:span text:style-name="T54"><text:tab/><text:tab/></text:span><text:span text:style-name="T73">Засохший колодец:</text:span></text:p>
      <text:p text:style-name="P59"><text:span text:style-name="T73"><text:tab/><text:tab/><text:tab/>Использование: спустится</text:span></text:p>
      <text:p text:style-name="P59"><text:span text:style-name="T73"><text:tab/><text:tab/><text:tab/>расположение пустыня</text:span></text:p>
      <text:p text:style-name="P59"><text:span text:style-name="T73"><text:tab/><text:tab/><text:tab/>проходимость нет</text:span></text:p>
      <text:p text:style-name="P25"><text:span text:style-name="T1"><text:tab/><text:tab/></text:span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oft-page-break/><text:span text:style-name="T1"/></text:p>
      <text:p text:style-name="P2"><text:span text:style-name="T1">Описание врагов:</text:span></text:p>
      <text:p text:style-name="P1"><text:span text:style-name="T1"/></text:p>
      <text:p text:style-name="P35"><text:span text:style-name="T126">Волк — <text:s/>обитает </text:span><text:span text:style-name="T32">Лес</text:span><text:span text:style-name="T126">, </text:span><text:span text:style-name="T32">Темный</text:span><text:span text:style-name="T126"> </text:span><text:span text:style-name="T32">лес</text:span><text:span text:style-name="T126">, </text:span></text:p>
      <text:p text:style-name="P35"><text:span text:style-name="T90"><text:tab/></text:span><text:span text:style-name="T126">выносливость </text:span><text:span text:style-name="T90">– </text:span><text:span text:style-name="T126">20, </text:span></text:p>
      <text:p text:style-name="P35"><text:span text:style-name="T126"><text:tab/>сила — </text:span><text:span text:style-name="T134">5</text:span><text:span text:style-name="T126">, </text:span></text:p>
      <text:p text:style-name="P35"><text:span text:style-name="T126"><text:tab/>скорость — 100%</text:span></text:p>
      <text:p text:style-name="P35"><text:span text:style-name="T126"><text:tab/>задержка атаки 1 с</text:span></text:p>
      <text:p text:style-name="P35"><text:span text:style-name="T126"><text:tab/>защита — 1</text:span></text:p>
      <text:p text:style-name="P35"><text:span text:style-name="T126"/></text:p>
      <text:p text:style-name="P35"><text:span text:style-name="T126">Летучая мышь —обитает: </text:span><text:span text:style-name="T32">Темный</text:span><text:span text:style-name="T126"> </text:span><text:span text:style-name="T32">лес,</text:span><text:span text:style-name="T126"> </text:span><text:span text:style-name="T32">болото</text:span><text:span text:style-name="T126">, </text:span><text:span text:style-name="T32">Логово</text:span><text:span text:style-name="T126">.</text:span></text:p>
      <text:p text:style-name="P35"><text:span text:style-name="T126"><text:tab/>Выносливость — 10</text:span></text:p>
      <text:p text:style-name="P35"><text:span text:style-name="T126"><text:tab/>сила — 4</text:span></text:p>
      <text:p text:style-name="P35"><text:span text:style-name="T126"><text:tab/>скорость — 130%</text:span></text:p>
      <text:p text:style-name="P35"><text:span text:style-name="T126"><text:tab/>задержка атаки 0.5с</text:span></text:p>
      <text:p text:style-name="P35"><text:span text:style-name="T126"><text:tab/>защита 0</text:span></text:p>
      <text:p text:style-name="P35"><text:span text:style-name="T126"/></text:p>
      <text:p text:style-name="P35"><text:span text:style-name="T126">Болотный монстр — <text:s/>обитает: </text:span><text:span text:style-name="T32">болото</text:span><text:span text:style-name="T126">, </text:span><text:span text:style-name="T31">пустыня</text:span><text:span text:style-name="T128">(колодец)</text:span></text:p>
      <text:p text:style-name="P35"><text:span text:style-name="T126"><text:tab/>Выносливость — 50</text:span></text:p>
      <text:p text:style-name="P35"><text:span text:style-name="T126"><text:tab/>сила — 15</text:span></text:p>
      <text:p text:style-name="P35"><text:span text:style-name="T126"><text:tab/>скорость — 100%</text:span></text:p>
      <text:p text:style-name="P35"><text:span text:style-name="T126"><text:tab/>задержка атаки 1.5с</text:span></text:p>
      <text:p text:style-name="P35"><text:span text:style-name="T126"><text:tab/>защита 7</text:span></text:p>
      <text:p text:style-name="P35"><text:span text:style-name="T126"/></text:p>
      <text:p text:style-name="P35"><text:span text:style-name="T126">скорпион —обитает: </text:span><text:span text:style-name="T32">пустыня</text:span></text:p>
      <text:p text:style-name="P35"><text:span text:style-name="T126"><text:tab/>выносливость — 40</text:span></text:p>
      <text:p text:style-name="P35"><text:span text:style-name="T126"><text:tab/>сила 20</text:span></text:p>
      <text:p text:style-name="P35"><text:span text:style-name="T126"><text:tab/>скорость 100%</text:span></text:p>
      <text:p text:style-name="P35"><text:span text:style-name="T126"><text:tab/>задержка атаки 0.7</text:span></text:p>
      <text:p text:style-name="P35"><text:span text:style-name="T126"><text:tab/></text:span><text:span text:style-name="T127">защита 10</text:span></text:p>
      <text:p text:style-name="P35"><text:span text:style-name="T127"/></text:p>
      <text:p text:style-name="P36"><text:span text:style-name="T128">Налетчик — обитает </text:span><text:span text:style-name="T31">Железная дорога</text:span></text:p>
      <text:p text:style-name="P36"><text:span text:style-name="T128"><text:tab/>выносливость — 1</text:span></text:p>
      <text:p text:style-name="P36"><text:span text:style-name="T128"><text:tab/>сила — 30</text:span></text:p>
      <text:p text:style-name="P36"><text:span text:style-name="T128"><text:tab/>скорость 130%</text:span></text:p>
      <text:p text:style-name="P36"><text:span text:style-name="T128"><text:tab/>задержка атаки 0.7с</text:span></text:p>
      <text:p text:style-name="P36"><text:span text:style-name="T128"><text:tab/>защита — 0</text:span></text:p>
      <text:p text:style-name="P36"><text:span text:style-name="T128"/></text:p>
      <text:p text:style-name="P1"><text:span text:style-name="T38">Описание союзников:</text:span></text:p>
      <text:p text:style-name="P1"><text:span text:style-name="T1"/></text:p>
      <text:p text:style-name="P39"><text:span text:style-name="T132">Охранник города: Расположение: </text:span><text:span text:style-name="T25">Лес</text:span><text:span text:style-name="T132"> у входа в город, </text:span><text:span text:style-name="T25">Темный</text:span><text:span text:style-name="T132"> </text:span><text:span text:style-name="T25">лес</text:span><text:span text:style-name="T132"> у выхода из города.</text:span></text:p>
      <text:p text:style-name="P39"><text:span text:style-name="T132"><text:tab/>выносливость — 90</text:span></text:p>
      <text:p text:style-name="P39"><text:span text:style-name="T132"><text:tab/>сила 40</text:span></text:p>
      <text:p text:style-name="P39"><text:span text:style-name="T132"><text:tab/>скорость 50%</text:span></text:p>
      <text:p text:style-name="P39"><text:span text:style-name="T132"><text:tab/>задержка атаки 1.5</text:span></text:p>
      <text:p text:style-name="P39"><text:span text:style-name="T132"><text:tab/>защита 0</text:span></text:p>
      <text:p text:style-name="P39"><text:span text:style-name="T132"/></text:p>
      <text:p text:style-name="P45"><text:span text:style-name="T132">Плотник_в_городе: Расположение: </text:span><text:span text:style-name="T35">деревня</text:span><text:span text:style-name="T132"> </text:span></text:p>
      <text:p text:style-name="P39"><text:span text:style-name="T132"><text:tab/>цель квеста: </text:span><text:span text:style-name="T16"><text:s/>Сопровождение: Темный лес 1</text:span></text:p>
      <text:p text:style-name="P39"><text:span text:style-name="T16"/></text:p>
      <text:p text:style-name="P24"><text:span text:style-name="T132">Дровосек_в_городе: Расположение: </text:span><text:span text:style-name="T25"><text:s/></text:span><text:span text:style-name="T35">деревня</text:span></text:p>
      <text:p text:style-name="P39"><text:span text:style-name="T25"><text:tab/></text:span><text:span text:style-name="T65">цель квеста:</text:span><text:span text:style-name="T25"> </text:span><text:span text:style-name="T16">Сопровождение: Темный лес 1</text:span></text:p>
      <text:p text:style-name="P39"><text:span text:style-name="T132"/></text:p>
      <text:p text:style-name="P45"><text:span text:style-name="T133">Пекарь: Расположение </text:span><text:span text:style-name="T26"><text:s/></text:span><text:span text:style-name="T35">деревня</text:span></text:p>
      <text:p text:style-name="P40"><text:span text:style-name="T133"><text:tab/>Дает квест: <text:s/></text:span><text:span text:style-name="T16">Ябло</text:span><text:span text:style-name="T26">чный пирог</text:span></text:p>
      <text:p text:style-name="P40"><text:span text:style-name="T133"><text:tab/>завершает квест: </text:span><text:span text:style-name="T16">Ябло</text:span><text:span text:style-name="T26">чный пирог</text:span></text:p>
      <text:p text:style-name="P18"><text:span text:style-name="T133"/></text:p>
      <text:p text:style-name="P24"><text:span text:style-name="T133">Мэр_города</text:span><text:span text:style-name="T143">(ну или чтото типа этого)</text:span><text:span text:style-name="T133">: Расположение: </text:span><text:span text:style-name="T26"><text:s/></text:span><text:span text:style-name="T35">деревня</text:span></text:p>
      <text:p text:style-name="P40"><text:span text:style-name="T26"><text:tab/></text:span><text:span text:style-name="T66">дает квест:</text:span><text:span text:style-name="T26"> </text:span><text:span text:style-name="T15">Тушение пожара</text:span><text:span text:style-name="T26">, </text:span><text:span text:style-name="T16">Сопровождение: Темный лес 1</text:span></text:p>
      <text:p text:style-name="P18"><text:span text:style-name="T132"><text:tab/></text:span><text:span text:style-name="T133">Завершает квест: </text:span><text:span text:style-name="T15">Тушение пожара</text:span></text:p>
      <text:p text:style-name="P17"><text:span text:style-name="T132"/></text:p>
      <text:p text:style-name="P19"><text:span text:style-name="T134">Плотник_темный_лес_2: Расположение </text:span><text:span text:style-name="T27">темный лес</text:span></text:p>
      <text:p text:style-name="P19"><text:span text:style-name="T134"><text:tab/>цель квеста </text:span><text:span text:style-name="T16">Сопровождение: Темный лес </text:span><text:span text:style-name="T27">2</text:span></text:p>
      <text:p text:style-name="P19"><text:span text:style-name="T27"><text:tab/></text:span><text:span text:style-name="T134">Выносливость — 40</text:span></text:p>
      <text:p text:style-name="P19"><text:span text:style-name="T134"><text:tab/>сила <text:s/>- 20</text:span></text:p>
      <text:p text:style-name="P19"><text:span text:style-name="T134"><text:tab/>скорость 100%</text:span></text:p>
      <text:p text:style-name="P19"><text:span text:style-name="T134"><text:tab/>задержка атаки 1</text:span></text:p>
      <text:p text:style-name="P19"><text:span text:style-name="T134"><text:tab/>защита 3</text:span></text:p>
      <text:p text:style-name="P17"><text:span text:style-name="T132"/></text:p>
      <text:p text:style-name="P20"><text:soft-page-break/><text:span text:style-name="T134"/></text:p>
      <text:p text:style-name="P20"><text:span text:style-name="T134">Плотник_</text:span><text:span text:style-name="T115">Сопровождение_Река: </text:span><text:span text:style-name="T135">расположение </text:span><text:span text:style-name="T30">темный лес, река</text:span></text:p>
      <text:p text:style-name="P21"><text:span text:style-name="T135"><text:tab/>дает квест <text:s/></text:span><text:span text:style-name="T18">Сопровождение Река</text:span><text:span text:style-name="T28">, <text:s/></text:span><text:span text:style-name="T18">Строительство переправы</text:span></text:p>
      <text:p text:style-name="P20"><text:span text:style-name="T115"><text:tab/></text:span><text:span text:style-name="T135">цель квеста: <text:s/></text:span><text:span text:style-name="T18">Сопровождение_Река</text:span></text:p>
      <text:p text:style-name="P21"><text:span text:style-name="T18"><text:tab/></text:span><text:span text:style-name="T136">Завершает квест </text:span><text:span text:style-name="T28">: </text:span><text:span text:style-name="T18">Сопровождение_Река</text:span></text:p>
      <text:p text:style-name="P20"><text:span text:style-name="T115"><text:tab/></text:span><text:span text:style-name="T134">Выносливость — 40</text:span></text:p>
      <text:p text:style-name="P20"><text:span text:style-name="T134"><text:tab/>сила <text:s/>- 20</text:span><text:span text:style-name="T135">(не атакует)</text:span></text:p>
      <text:p text:style-name="P20"><text:span text:style-name="T134"><text:tab/>скорость </text:span><text:span text:style-name="T135">50</text:span><text:span text:style-name="T134">%</text:span></text:p>
      <text:p text:style-name="P20"><text:span text:style-name="T134"><text:tab/>задержка атаки 1</text:span><text:span text:style-name="T135">(не атакует)</text:span></text:p>
      <text:p text:style-name="P20"><text:span text:style-name="T134"><text:tab/>защита 3</text:span></text:p>
      <text:p text:style-name="P20"><text:span text:style-name="T134"/></text:p>
      <text:p text:style-name="P21"><text:span text:style-name="T136">Плотник_</text:span><text:span text:style-name="T115">Строительство_переправы: </text:span><text:span text:style-name="T137">расположение </text:span><text:span text:style-name="T29">река</text:span><text:span text:style-name="T137"> </text:span></text:p>
      <text:p text:style-name="P22"><text:span text:style-name="T137"><text:tab/>Цель квеста: </text:span><text:span text:style-name="T18">Строительство переправы</text:span></text:p>
      <text:p text:style-name="P22"><text:span text:style-name="T18"><text:tab/></text:span><text:span text:style-name="T137">Завершает квест: </text:span><text:span text:style-name="T18">Строительство переправы</text:span></text:p>
      <text:p text:style-name="P22"><text:span text:style-name="T18"><text:tab/></text:span><text:span text:style-name="T134">Выносливость — 40</text:span></text:p>
      <text:p text:style-name="P22"><text:span text:style-name="T134"><text:tab/>сила <text:s/>- 20</text:span><text:span text:style-name="T135">(не атакует)</text:span></text:p>
      <text:p text:style-name="P22"><text:span text:style-name="T134"><text:tab/>скорость </text:span><text:span text:style-name="T135">50</text:span><text:span text:style-name="T134">%</text:span></text:p>
      <text:p text:style-name="P22"><text:span text:style-name="T134"><text:tab/>задержка атаки 1</text:span><text:span text:style-name="T135">(не атакует)</text:span></text:p>
      <text:p text:style-name="P22"><text:span text:style-name="T27"><text:tab/></text:span><text:span text:style-name="T134">защита 3</text:span></text:p>
      <text:p text:style-name="P11"><text:span text:style-name="T1"/></text:p>
      <text:p text:style-name="P23"><text:span text:style-name="T141">Глава_кочевников: расположение пустыня</text:span></text:p>
      <text:p text:style-name="P23"><text:span text:style-name="T141"><text:tab/>дает квест: </text:span><text:span text:style-name="T34">Жажда, </text:span><text:span text:style-name="T33">Ветер пустыни</text:span></text:p>
      <text:p text:style-name="P23"><text:span text:style-name="T33"><text:tab/></text:span><text:span text:style-name="T141">завершает квест</text:span><text:span text:style-name="T33">: Жажда</text:span></text:p>
      <text:p text:style-name="P11"><text:span text:style-name="T1"/></text:p>
      <text:p text:style-name="P6"><text:span text:style-name="T118"/></text:p>
      <text:p text:style-name="P5"><text:span text:style-name="T129"/></text:p>
      <text:p text:style-name="P5"><text:span text:style-name="T129">Описание нейтральных НПЦ:</text:span></text:p>
      <text:p text:style-name="P37"><text:span text:style-name="T129"/></text:p>
      <text:p text:style-name="P41"><text:span text:style-name="T65">Житель Города: Расположение </text:span><text:span text:style-name="T35">деревня</text:span><text:span text:style-name="T65">, ничего не делает</text:span></text:p>
      <text:p text:style-name="P45"><text:span text:style-name="T72">Кочевник: Расположение </text:span><text:span text:style-name="T35">пустня</text:span><text:span text:style-name="T72">, ничего не делает</text:span></text:p>
      <text:p text:style-name="P37"><text:span text:style-name="T129"/></text:p>
      <text:p text:style-name="P42"><text:span text:style-name="T137">Указатель_на_реке: расположение </text:span><text:span text:style-name="T29">река</text:span></text:p>
      <text:p text:style-name="P42"><text:span text:style-name="T137"><text:tab/>дает квест : <text:s/></text:span><text:span text:style-name="T19">Зловещая трясина</text:span></text:p>
      <text:p text:style-name="P42"><text:span text:style-name="T19"/></text:p>
      <text:p text:style-name="P46"><text:span text:style-name="T74">Указатель в лесу: расположение </text:span><text:span text:style-name="T36">лес</text:span></text:p>
      <text:p text:style-name="P46"><text:span text:style-name="T36"><text:tab/></text:span><text:span text:style-name="T74">показывает сообзение: <text:s/></text:span><text:span text:style-name="T36">Деревня «Придумать название»</text:span></text:p>
      <text:p text:style-name="P46"><text:span text:style-name="T19"/></text:p>
      <text:p text:style-name="P8"><text:span text:style-name="T67">Болотное_чудище: расположение</text:span><text:span text:style-name="T138"> болото</text:span></text:p>
      <text:p text:style-name="P8"><text:span text:style-name="T129"><text:tab/></text:span><text:span text:style-name="T68">Дает квест: </text:span><text:span text:style-name="T60"><text:s/></text:span><text:span text:style-name="T118">Азарт убивает</text:span></text:p>
      <text:p text:style-name="P8"><text:span text:style-name="T61"><text:tab/></text:span><text:span text:style-name="T68">Завершает квест: </text:span><text:span text:style-name="T60"><text:s/></text:span><text:span text:style-name="T118">Азарт убивает</text:span></text:p>
      <text:p text:style-name="P9"><text:span text:style-name="T118"><text:tab/></text:span><text:span text:style-name="T69">Взаимодействие</text:span><text:span text:style-name="T140">: Азартная игра, </text:span><text:span text:style-name="T70">необходимо</text:span><text:span text:style-name="T141">: </text:span><text:span text:style-name="T70">квест</text:span><text:span text:style-name="T141"> </text:span><text:span text:style-name="T118">Азарт убивает</text:span></text:p>
      <text:p text:style-name="P37"><text:span text:style-name="T129"/></text:p>
      <text:p text:style-name="P37">План локаций: </text:p>
      <text:p text:style-name="P37"><text:span text:style-name="T129"/></text:p>
      <text:p text:style-name="P37"><text:span text:style-name="T129">нужно придумат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" svg:font-family=""/>
    <style:font-face style:name="Arial" svg:font-family="Arial"/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0pt" fo:language="ru" fo:country="RU" style:letter-kerning="true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3-19T18:54:21.68</dc:date>
    <meta:editing-duration>PT145H55M31S</meta:editing-duration>
    <meta:editing-cycles>82</meta:editing-cycles>
    <meta:generator>OpenOffice.org/3.2$Win32 OpenOffice.org_project/320m19$Build-9505</meta:generator>
    <meta:document-statistic meta:table-count="0" meta:image-count="0" meta:object-count="0" meta:page-count="6" meta:paragraph-count="289" meta:word-count="1178" meta:character-count="9290"/>
  </office:meta>
</office:document-meta>
</file>